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817cm"/>
    </style:style>
    <style:style style:family="table-column" style:name="co2">
      <style:table-column-properties fo:break-before="auto" style:column-width="1.09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062cm"/>
    </style:style>
    <style:style style:family="table-column" style:name="co5">
      <style:table-column-properties fo:break-before="auto" style:column-width="5.343cm"/>
    </style:style>
    <style:style style:family="table-column" style:name="co6">
      <style:table-column-properties fo:break-before="auto" style:column-width="1.035cm"/>
    </style:style>
    <style:style style:family="table-column" style:name="co7">
      <style:table-column-properties fo:break-before="auto" style:column-width="3.944cm"/>
    </style:style>
    <style:style style:family="table-column" style:name="co8">
      <style:table-column-properties fo:break-before="auto" style:column-width="1.203cm"/>
    </style:style>
    <style:style style:family="table-column" style:name="co9">
      <style:table-column-properties fo:break-before="auto" style:column-width="9.537cm"/>
    </style:style>
    <style:style style:family="table-column" style:name="co10">
      <style:table-column-properties fo:break-before="auto" style:column-width="6.461cm"/>
    </style:style>
    <style:style style:family="table-column" style:name="co11">
      <style:table-column-properties fo:break-before="auto" style:column-width="5.902cm"/>
    </style:style>
    <style:style style:family="table-column" style:name="co12">
      <style:table-column-properties fo:break-before="auto" style:column-width="1.175cm"/>
    </style:style>
    <style:style style:family="table-column" style:name="co13">
      <style:table-column-properties fo:break-before="auto" style:column-width="6.07cm"/>
    </style:style>
    <style:style style:family="table-column" style:name="co14">
      <style:table-column-properties fo:break-before="auto" style:column-width="1.231cm"/>
    </style:style>
    <style:style style:family="table-column" style:name="co15">
      <style:table-column-properties fo:break-before="auto" style:column-width="6.348cm"/>
    </style:style>
    <style:style style:family="table-column" style:name="co16">
      <style:table-column-properties fo:break-before="auto" style:column-width="0.979cm"/>
    </style:style>
    <style:style style:family="table-column" style:name="co17">
      <style:table-column-properties fo:break-before="auto" style:column-width="6.041cm"/>
    </style:style>
    <style:style style:family="table-column" style:name="co18">
      <style:table-column-properties fo:break-before="auto" style:column-width="3.692cm"/>
    </style:style>
    <style:style style:family="table-column" style:name="co19">
      <style:table-column-properties fo:break-before="auto" style:column-width="2.014cm"/>
    </style:style>
    <style:style style:family="table-column" style:name="co20">
      <style:table-column-properties fo:break-before="auto" style:column-width="5.593cm"/>
    </style:style>
    <style:style style:family="table-column" style:name="co21">
      <style:table-column-properties fo:break-before="auto" style:column-width="5.539cm"/>
    </style:style>
    <style:style style:family="table-column" style:name="co22">
      <style:table-column-properties fo:break-before="auto" style:column-width="1.007cm"/>
    </style:style>
    <style:style style:family="table-column" style:name="co23">
      <style:table-column-properties fo:break-before="auto" style:column-width="6.265cm"/>
    </style:style>
    <style:style style:family="table-column" style:name="co24">
      <style:table-column-properties fo:break-before="auto" style:column-width="8.867cm"/>
    </style:style>
    <style:style style:family="table-column" style:name="co25">
      <style:table-column-properties fo:break-before="auto" style:column-width="6.518cm"/>
    </style:style>
    <style:style style:family="table-column" style:name="co26">
      <style:table-column-properties fo:break-before="auto" style:column-width="0.84cm"/>
    </style:style>
    <style:style style:family="table-column" style:name="co27">
      <style:table-column-properties fo:break-before="auto" style:column-width="1.314cm"/>
    </style:style>
    <style:style style:family="table-column" style:name="co28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725cm"/>
    </style:style>
    <style:style style:family="table-row" style:name="ro4">
      <style:table-row-properties fo:break-before="auto" style:use-optimal-row-height="false" style:row-height="0.953cm"/>
    </style:style>
    <style:style style:family="table-row" style:name="ro5">
      <style:table-row-properties fo:break-before="auto" style:use-optimal-row-height="false" style:row-height="0.926cm"/>
    </style:style>
    <style:style style:family="table-row" style:name="ro6">
      <style:table-row-properties fo:break-before="auto" style:use-optimal-row-height="false" style:row-height="2.752cm"/>
    </style:style>
    <style:style style:family="table-row" style:name="ro7">
      <style:table-row-properties fo:break-before="auto" style:use-optimal-row-height="false" style:row-height="2.805cm"/>
    </style:style>
    <style:style style:family="table-row" style:name="ro8">
      <style:table-row-properties fo:break-before="auto" style:use-optimal-row-height="false" style:row-height="0.529cm"/>
    </style:style>
    <style:style style:family="table-row" style:name="ro9">
      <style:table-row-properties fo:break-before="auto" style:use-optimal-row-height="false" style:row-height="1.402cm"/>
    </style:style>
    <style:style style:family="table" style:name="ta1" style:master-page-name="PageStyle_5f_Tabel_20_1">
      <style:table-properties style:writing-mode="lr-tb" table:display="true"/>
    </style:style>
    <style:style style:family="table" style:name="ta2" style:master-page-name="PageStyle_5f_Tabel_20_2">
      <style:table-properties style:writing-mode="lr-tb" table:display="true"/>
    </style:style>
    <style:style style:family="table" style:name="ta3" style:master-page-name="PageStyle_5f_Tabel_20_3">
      <style:table-properties style:writing-mode="lr-tb" table:display="true"/>
    </style:style>
    <style:style style:family="table" style:name="ta4" style:master-page-name="PageStyle_5f_Tabel_20_4">
      <style:table-properties style:writing-mode="lr-tb" table:display="true"/>
    </style:style>
    <style:style style:family="table" style:name="ta5" style:master-page-name="PageStyle_5f_Tabel_20_5">
      <style:table-properties style:writing-mode="lr-tb" table:display="true"/>
    </style:style>
    <style:style style:family="table" style:name="ta6" style:master-page-name="PageStyle_5f_Tabel_20_6">
      <style:table-properties style:writing-mode="lr-tb" table:display="true"/>
    </style:style>
    <style:style style:family="table" style:name="ta7" style:master-page-name="PageStyle_5f_Tabel_20_7">
      <style:table-properties style:writing-mode="lr-tb" table:display="true"/>
    </style:style>
    <style:style style:family="table" style:name="ta8" style:master-page-name="PageStyle_5f_Tabel_20_8">
      <style:table-properties style:writing-mode="lr-tb" table:display="true"/>
    </style:style>
    <style:style style:family="table" style:name="ta9" style:master-page-name="PageStyle_5f_Tabel_20_9">
      <style:table-properties style:writing-mode="lr-tb" table:display="true"/>
    </style:style>
    <style:style style:family="table" style:name="ta10" style:master-page-name="PageStyle_5f_Tabel_20_10">
      <style:table-properties style:writing-mode="lr-tb" table:display="true"/>
    </style:style>
    <style:style style:family="table" style:name="ta11" style:master-page-name="PageStyle_5f_Tabel_20_11">
      <style:table-properties style:writing-mode="lr-tb" table:display="true"/>
    </style:style>
    <style:style style:family="table" style:name="ta12" style:master-page-name="PageStyle_5f_Tabel_20_12">
      <style:table-properties style:writing-mode="lr-tb" table:display="true"/>
    </style:style>
    <style:style style:family="table" style:name="ta13" style:master-page-name="PageStyle_5f_Tabel_20_13">
      <style:table-properties style:writing-mode="lr-tb" table:display="true"/>
    </style:style>
    <style:style style:family="table" style:name="ta14" style:master-page-name="PageStyle_5f_Tabel_20_13A">
      <style:table-properties style:writing-mode="lr-tb" table:display="true"/>
    </style:style>
    <style:style style:family="table" style:name="ta15" style:master-page-name="PageStyle_5f_Tabel_20_14">
      <style:table-properties style:writing-mode="lr-tb" table:display="true"/>
    </style:style>
    <style:style style:family="table" style:name="ta16" style:master-page-name="PageStyle_5f_Tabel_20_15">
      <style:table-properties style:writing-mode="lr-tb" table:display="true"/>
    </style:style>
    <style:style style:family="table" style:name="ta17" style:master-page-name="PageStyle_5f_Tabel_20_16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2">
      <style:table-cell-properties fo:padding="0.071cm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ackground-color="transparent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Excel_5f_BuiltIn_5f_Currency" style:name="ce79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justify" style:vertical-justify="distribute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3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3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44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5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7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18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1" style:font-weight-asian="bold" fo:font-size="8pt" style:font-name="Tahoma1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1. Academisch gevormden naar studierichting en opleidingsplaats</text:p>
          </table:table-cell>
          <table:table-cell table:style-name="TL Title" table:number-columns-repeated="26"/>
          <table:table-cell table:style-name="TL Title"/>
          <table:table-cell table:number-columns-repeated="996"/>
        </table:table-row>
        <table:table-row table:style-name="ro1">
          <table:table-cell table:style-name="ce2"/>
          <table:table-cell table:style-name="ce14"/>
          <table:table-cell table:style-name="ce2" table:number-columns-repeated="26"/>
          <table:table-cell table:number-columns-repeated="996"/>
        </table:table-row>
        <table:table-row table:style-name="ro2">
          <table:table-cell ns41:value-type="string" table:number-rows-spanned="3" table:style-name="TL RowProperty" table:number-columns-spanned="1" office:value-type="string">
            <text:p>Studierichting</text:p>
          </table:table-cell>
          <table:table-cell table:style-name="ce15"/>
          <table:table-cell ns41:value-type="string" table:number-rows-spanned="2" table:style-name="TL ColHeader" table:number-columns-spanned="2" office:value-type="string">
            <text:p>Leiden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Utrecht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roningen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Amsterdam G.U.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Amsterdam V.U.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Nijmegen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Delft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Wageningen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Rotterdam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Tilburg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Kampen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Buitenland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33"/>
          <table:table-cell table:number-columns-repeated="996"/>
        </table:table-row>
        <table:table-row table:style-name="ro2">
          <table:covered-table-cell table:style-name="ce4"/>
          <table:table-cell table:style-name="ce16"/>
          <table:covered-table-cell table:style-name="ce20"/>
          <table:covered-table-cell table:style-name="TL ColHeader" table:number-columns-repeated="24"/>
          <table:covered-table-cell table:style-name="ce35"/>
          <table:table-cell table:number-columns-repeated="996"/>
        </table:table-row>
        <table:table-row table:style-name="ro2">
          <table:covered-table-cell table:style-name="ce4"/>
          <table:table-cell table:style-name="ce1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996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7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table:style-name="TL ColHeader" table:number-columns-repeated="3"/>
          <table:table-cell table:style-name="TL ColHeader"/>
          <table:table-cell table:number-columns-repeated="996"/>
        </table:table-row>
        <table:table-row table:style-name="ro1">
          <table:table-cell table:style-name="ce6" table:number-columns-repeated="13"/>
          <table:table-cell table:number-columns-repeated="1011"/>
        </table:table-row>
        <table:table-row table:style-name="ro2">
          <table:table-cell ns41:value-type="string" table:style-name="TL HRowHeader" office:value-type="string">
            <text:p>Godgeleerdheid</text:p>
          </table:table-cell>
          <table:table-cell table:style-name="ce18"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99" office:value-type="float">
            <text:p>3799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Rechtsgeleerdheid</text:p>
          </table:table-cell>
          <table:table-cell/>
          <table:table-cell ns41:value-type="float" table:style-name="TL Data" office:value="3013" office:value-type="float">
            <text:p>3013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766" office:value-type="float">
            <text:p>1766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775" office:value-type="float">
            <text:p>7775</text:p>
          </table:table-cell>
          <table:table-cell ns41:value-type="float" table:style-name="TL Data" office:value="1421" office:value-type="float">
            <text:p>1421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Geneeskunde</text:p>
          </table:table-cell>
          <table:table-cell/>
          <table:table-cell ns41:value-type="float" table:style-name="TL Data" office:value="1869" office:value-type="float">
            <text:p>186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180" office:value-type="float">
            <text:p>218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207" office:value-type="float">
            <text:p>220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764" office:value-type="float">
            <text:p>7764</text:p>
          </table:table-cell>
          <table:table-cell ns41:value-type="float" table:style-name="TL Data" office:value="1056" office:value-type="float">
            <text:p>1056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Tandheelkund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office:value="0" table:style-name="TL Data" table:number-columns-repeated="18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Wis- en natuurkunde, w.o.</text:p>
          </table:table-cell>
          <table:table-cell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1150" office:value-type="float">
            <text:p>1150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Wiskunde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Natuurkunde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Biologie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Pharmacie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562" office:value-type="float">
            <text:p>562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Letteren en Wijsbegeerte, w.o.</text:p>
          </table:table-cell>
          <table:table-cell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1375" office:value-type="float">
            <text:p>1375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Mod.talen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office:value="87" table:style-name="TL Data" table:number-columns-repeated="2" office:value-type="float">
            <text:p>87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857" office:value-type="float">
            <text:p>857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Oude talen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Geschiedenis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Indologie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8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Sociale Geografi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Economi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28" office:value-type="float">
            <text:p>192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03" office:value-type="float">
            <text:p>2903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Veeartsenijkund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18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Technische wetenschap, w.o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5712" office:value-type="float">
            <text:p>571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880" office:value-type="float">
            <text:p>6880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Civiel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Werktuigkundig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1700" office:value-type="float">
            <text:p>1700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Electrotechn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996"/>
        </table:table-row>
        <table:table-row table:style-name="ro2">
          <table:table-cell ns41:value-type="string" table:style-name="TL HRowHeader" office:value-type="string">
            <text:p>Landbouwwetensch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996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/>
          <table:table-cell ns41:value-type="float" table:style-name="TL Data" office:value="6790" office:value-type="float">
            <text:p>6790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9096" office:value-type="float">
            <text:p>9096</text:p>
          </table:table-cell>
          <table:table-cell ns41:value-type="float" table:style-name="TL Data" office:value="1546" office:value-type="float">
            <text:p>1546</text:p>
          </table:table-cell>
          <table:table-cell ns41:value-type="float" table:style-name="TL Data" office:value="2828" office:value-type="float">
            <text:p>282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626" office:value-type="float">
            <text:p>5626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1717" office:value-type="float">
            <text:p>171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724" office:value-type="float">
            <text:p>572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8958" office:value-type="float">
            <text:p>38958</text:p>
          </table:table-cell>
          <table:table-cell ns41:value-type="float" table:style-name="TL Data" office:value="5863" office:value-type="float">
            <text:p>5863</text:p>
          </table:table-cell>
          <table:table-cell table:number-columns-repeated="99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Tabel 2">
        <table:table-column table:style-name="co1" table:default-cell-style-name="ce12"/>
        <table:table-column table:style-name="co4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2. Academisch gevormden met en zonder beroep naar studierichting en graduering</text:p>
          </table:table-cell>
          <table:table-cell table:style-name="TL Title" table:number-columns-repeated="30"/>
          <table:table-cell table:style-name="TL Title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udierichting</text:p>
          </table:table-cell>
          <table:table-cell table:style-name="ce2"/>
          <table:table-cell ns41:value-type="string" table:number-rows-spanned="1" table:style-name="TL ColHeader" table:number-columns-spanned="10" office:value-type="string">
            <text:p>Met beroep</text:p>
          </table:table-cell>
          <table:covered-table-cell table:style-name="TL ColHeader" table:number-columns-repeated="9"/>
          <table:table-cell ns41:value-type="string" table:number-rows-spanned="1" table:style-name="TL ColHeader" table:number-columns-spanned="10" office:value-type="string">
            <text:p>Zonder beroep</text:p>
          </table:table-cell>
          <table:covered-table-cell table:style-name="TL ColHeader" table:number-columns-repeated="9"/>
          <table:table-cell ns41:value-type="string" table:number-rows-spanned="1" table:style-name="TL ColHeader" table:number-columns-spanned="10" office:value-type="string">
            <text:p>Totaal</text:p>
          </table:table-cell>
          <table:covered-table-cell table:style-name="TL ColHeader" table:number-columns-repeated="8"/>
          <table:covered-table-cell table:style-name="ce46"/>
          <table:table-cell table:number-columns-repeated="992"/>
        </table:table-row>
        <table:table-row table:style-name="ro2">
          <table:covered-table-cell table:style-name="ce41"/>
          <table:table-cell table:style-name="ce2"/>
          <table:table-cell ns41:value-type="string" table:number-rows-spanned="2" table:style-name="TL ColHeader" table:number-columns-spanned="2" office:value-type="string">
            <text:p>Candid. ex.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Afsluitend ex.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Gepromoveerd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Buitenl. ex.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Candid. ex.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Afsluitend ex.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Gepromoveerd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Buitenl. ex.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Candid. ex.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Afsluitend ex.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Gepromoveerd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Buitenl. ex.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47"/>
          <table:table-cell table:number-columns-repeated="992"/>
        </table:table-row>
        <table:table-row table:style-name="ro2">
          <table:covered-table-cell table:style-name="ce41"/>
          <table:table-cell table:style-name="ce2"/>
          <table:covered-table-cell table:style-name="ce43"/>
          <table:covered-table-cell table:style-name="TL ColHeader" table:number-columns-repeated="28"/>
          <table:covered-table-cell table:style-name="ce47"/>
          <table:table-cell table:number-columns-repeated="992"/>
        </table:table-row>
        <table:table-row table:style-name="ro2">
          <table:covered-table-cell table:style-name="ce41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992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ns41:value-type="float" table:style-name="TL ColHeader" office:value="27" office:value-type="float">
            <text:p>27</text:p>
          </table:table-cell>
          <table:table-cell ns41:value-type="float" table:style-name="TL ColHeader" office:value="28" office:value-type="float">
            <text:p>28</text:p>
          </table:table-cell>
          <table:table-cell ns41:value-type="float" table:style-name="TL ColHeader" office:value="29" office:value-type="float">
            <text:p>29</text:p>
          </table:table-cell>
          <table:table-cell ns41:value-type="float" table:style-name="TL ColHeader" office:value="30" office:value-type="float">
            <text:p>30</text:p>
          </table:table-cell>
          <table:table-cell ns41:value-type="float" table:style-name="TL ColHeader" office:value="31" office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HRowHeader" office:value-type="string">
            <text:p>Godgeleerdheid</text:p>
          </table:table-cell>
          <table:table-cell/>
          <table:table-cell ns41:value-type="float" table:style-name="TL Data" office:value="2551" office:value-type="float">
            <text:p>255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34" office:value-type="float">
            <text:p>333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21" office:value-type="float">
            <text:p>292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99" office:value-type="float">
            <text:p>3799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Rechtsgeleerdheid</text:p>
          </table:table-cell>
          <table:table-cell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445" office:value-type="float">
            <text:p>4445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262" office:value-type="float">
            <text:p>7262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515" office:value-type="float">
            <text:p>4515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775" office:value-type="float">
            <text:p>7775</text:p>
          </table:table-cell>
          <table:table-cell ns41:value-type="float" table:style-name="TL Data" office:value="1421" office:value-type="float">
            <text:p>1421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Geneeskunde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569" office:value-type="float">
            <text:p>556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658" office:value-type="float">
            <text:p>165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359" office:value-type="float">
            <text:p>7359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821" office:value-type="float">
            <text:p>5821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799" office:value-type="float">
            <text:p>179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764" office:value-type="float">
            <text:p>7764</text:p>
          </table:table-cell>
          <table:table-cell ns41:value-type="float" table:style-name="TL Data" office:value="1056" office:value-type="float">
            <text:p>1056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Tandheelkun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Wis- en natuurkunde, w.o.</text:p>
          </table:table-cell>
          <table:table-cell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83" office:value-type="float">
            <text:p>3383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612" office:value-type="float">
            <text:p>1612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614" office:value-type="float">
            <text:p>161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1150" office:value-type="float">
            <text:p>1150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Wiskunde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Natuurkunde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Biologie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Pharmacie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562" office:value-type="float">
            <text:p>562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Letteren en Wijsbegeerte, w.o.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1375" office:value-type="float">
            <text:p>1375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Mod.talen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857" office:value-type="float">
            <text:p>857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Oude talen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Geschiedenis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8" table:style-name="TL Data" table:number-columns-repeated="2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Indologie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Sociale Geografie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Economie</text:p>
          </table:table-cell>
          <table:table-cell/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70" office:value-type="float">
            <text:p>287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8" office:value-type="float">
            <text:p>5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03" office:value-type="float">
            <text:p>2903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Veeartsenijkund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Technische wetenschap, w.o.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16" office:value-type="float">
            <text:p>461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471" office:value-type="float">
            <text:p>647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67" office:value-type="float">
            <text:p>486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880" office:value-type="float">
            <text:p>6880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Civiel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Werktuigk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01" office:value-type="float">
            <text:p>200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Electrotech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Landbouwwetenschappen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992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/>
          <table:table-cell ns41:value-type="float" table:style-name="TL Data" office:value="5181" office:value-type="float">
            <text:p>5181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1595" office:value-type="float">
            <text:p>21595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8703" office:value-type="float">
            <text:p>8703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6554" office:value-type="float">
            <text:p>36554</text:p>
          </table:table-cell>
          <table:table-cell ns41:value-type="float" table:style-name="TL Data" office:value="3471" office:value-type="float">
            <text:p>3471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2392" office:value-type="float">
            <text:p>2392</text:p>
          </table:table-cell>
          <table:table-cell ns41:value-type="float" table:style-name="TL Data" office:value="5652" office:value-type="float">
            <text:p>5652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22412" office:value-type="float">
            <text:p>22412</text:p>
          </table:table-cell>
          <table:table-cell ns41:value-type="float" table:style-name="TL Data" office:value="3637" office:value-type="float">
            <text:p>3637</text:p>
          </table:table-cell>
          <table:table-cell ns41:value-type="float" table:style-name="TL Data" office:value="9749" office:value-type="float">
            <text:p>9749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8958" office:value-type="float">
            <text:p>38958</text:p>
          </table:table-cell>
          <table:table-cell ns41:value-type="float" table:style-name="TL Data" office:value="5863" office:value-type="float">
            <text:p>5863</text:p>
          </table:table-cell>
          <table:table-cell table:number-columns-repeated="99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Tabel 3">
        <table:table-column table:style-name="co5" table:default-cell-style-name="ce12"/>
        <table:table-column table:style-name="co6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3. Academisch gevormden naar studierichting en woonprovincie</text:p>
          </table:table-cell>
          <table:table-cell table:style-name="TL Title" table:number-columns-repeated="24"/>
          <table:table-cell table:style-name="TL Title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ns41:value-type="string" table:number-rows-spanned="2" table:style-name="TL RowProperty" table:number-columns-spanned="1" office:value-type="string">
            <text:p>Studierichting</text:p>
          </table:table-cell>
          <table:table-cell table:style-name="ce2"/>
          <table:table-cell ns41:value-type="string" table:number-rows-spanned="1" table:style-name="TL ColHeader" table:number-columns-spanned="2" office:value-type="string">
            <text:p>Groningen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Fries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Drenthe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Overijssel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Gelder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Utrecht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Noord-hol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Zuid-hol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Zee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Noord Brabant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Limburg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office:annotation draw:style-name="gr1" svg:height="0.98cm" draw:caption-point-y="0.222cm" svg:width="3.551cm" svg:x="46.609cm" draw:caption-point-x="2.346cm" svg:y="0.74cm" draw:text-style-name="P1">
              <dc:creator>CDM</dc:creator>
              <dc:date>2014-12-13T00:00:00</dc:date>
              <text:p text:style-name="P1"><text:span text:style-name="T1">Noot 1) Incl. de Noordoostelijke polder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50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998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HRowHeader" office:value-type="string">
            <text:p>Godgeleerdheid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99" office:value-type="float">
            <text:p>3799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Rechtsgeleerdheid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051" office:value-type="float">
            <text:p>2051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899" office:value-type="float">
            <text:p>2899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75" office:value-type="float">
            <text:p>7775</text:p>
          </table:table-cell>
          <table:table-cell ns41:value-type="float" table:style-name="TL Data" office:value="1421" office:value-type="float">
            <text:p>1421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Geneeskunde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906" office:value-type="float">
            <text:p>1906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069" office:value-type="float">
            <text:p>206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764" office:value-type="float">
            <text:p>7764</text:p>
          </table:table-cell>
          <table:table-cell ns41:value-type="float" table:style-name="TL Data" office:value="1056" office:value-type="float">
            <text:p>1056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Tandheelkunde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Wis- en natuurkunde, w.o.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1150" office:value-type="float">
            <text:p>1150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Wiskunde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Natuurkunde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Biologie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Pharmacie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562" office:value-type="float">
            <text:p>562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Letteren en Wijsbeg., w.o.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1375" office:value-type="float">
            <text:p>1375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Moderne talen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857" office:value-type="float">
            <text:p>857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Oude talen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Gescheidenis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Indologi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Sociale Geografie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Economie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70" office:value-type="float">
            <text:p>147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03" office:value-type="float">
            <text:p>2903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Veeartsenijkunde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Technische wetensch., w.o.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60" office:value-type="float">
            <text:p>276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880" office:value-type="float">
            <text:p>6880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Civiel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Werktuigk.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Electrotech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998"/>
        </table:table-row>
        <table:table-row table:style-name="ro2">
          <table:table-cell ns41:value-type="string" table:style-name="TL HRowHeader" office:value-type="string">
            <text:p>Landbouwwetensch.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998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/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595" office:value-type="float">
            <text:p>3595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3611" office:value-type="float">
            <text:p>3611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9075" office:value-type="float">
            <text:p>9075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12518" office:value-type="float">
            <text:p>12518</text:p>
          </table:table-cell>
          <table:table-cell ns41:value-type="float" table:style-name="TL Data" office:value="1761" office:value-type="float">
            <text:p>1761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872" office:value-type="float">
            <text:p>287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632" office:value-type="float">
            <text:p>163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8958" office:value-type="float">
            <text:p>38958</text:p>
          </table:table-cell>
          <table:table-cell ns41:value-type="float" table:style-name="TL Data" office:value="5863" office:value-type="float">
            <text:p>5863</text:p>
          </table:table-cell>
          <table:table-cell table:number-columns-repeated="99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Tabel 4">
        <table:table-column table:style-name="co7" table:default-cell-style-name="ce12"/>
        <table:table-column table:style-name="co8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4. Academisch gevormden naar opleidingsplaats en woonprovincie</text:p>
          </table:table-cell>
          <table:table-cell table:style-name="TL Title" table:number-columns-repeated="24"/>
          <table:table-cell table:style-name="TL Title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ns41:value-type="string" table:number-rows-spanned="2" table:style-name="TL RowProperty" table:number-columns-spanned="1" office:value-type="string">
            <text:p>Opleidingsplaats</text:p>
          </table:table-cell>
          <table:table-cell table:style-name="ce2"/>
          <table:table-cell ns41:value-type="string" table:number-rows-spanned="1" table:style-name="TL ColHeader" table:number-columns-spanned="2" office:value-type="string">
            <text:p>Groningen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Fries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Drenthe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Overijssel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Gelder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Utrecht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Noord-Hol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Zuid-Hol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Zee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Noord Brabant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Limburg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office:annotation draw:style-name="gr1" svg:height="1.164cm" draw:caption-point-y="0.222cm" svg:width="3.55cm" svg:x="46.598cm" draw:caption-point-x="1.126cm" svg:y="0.74cm" draw:text-style-name="P1">
              <dc:creator>CDM</dc:creator>
              <dc:date>2014-12-13T00:00:00</dc:date>
              <text:p text:style-name="P1"><text:span text:style-name="T2">Noot 1) Incl. de Noordoostelijke Polder.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54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998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543" office:value-type="float">
            <text:p>3543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790" office:value-type="float">
            <text:p>6790</text:p>
          </table:table-cell>
          <table:table-cell ns41:value-type="float" table:style-name="TL Data" office:value="1518" office:value-type="float">
            <text:p>1518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221" office:value-type="float">
            <text:p>222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096" office:value-type="float">
            <text:p>9096</text:p>
          </table:table-cell>
          <table:table-cell ns41:value-type="float" table:style-name="TL Data" office:value="1546" office:value-type="float">
            <text:p>154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28" office:value-type="float">
            <text:p>2828</text:p>
          </table:table-cell>
          <table:table-cell ns41:value-type="float" table:style-name="TL Data" office:value="513" office:value-type="float">
            <text:p>513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Amsterdam G.U.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979" office:value-type="float">
            <text:p>2979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626" office:value-type="float">
            <text:p>5626</text:p>
          </table:table-cell>
          <table:table-cell ns41:value-type="float" table:style-name="TL Data" office:value="1444" office:value-type="float">
            <text:p>1444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Amsterdam V.U.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17" office:value-type="float">
            <text:p>1717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90" office:value-type="float">
            <text:p>239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24" office:value-type="float">
            <text:p>5724</text:p>
          </table:table-cell>
          <table:table-cell ns41:value-type="float" table:style-name="TL Data" office:value="159" office:value-type="float">
            <text:p>159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Buitenland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318" office:value-type="float">
            <text:p>318</text:p>
          </table:table-cell>
          <table:table-cell table:number-columns-repeated="99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595" office:value-type="float">
            <text:p>3595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3611" office:value-type="float">
            <text:p>3611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9075" office:value-type="float">
            <text:p>9075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12518" office:value-type="float">
            <text:p>12518</text:p>
          </table:table-cell>
          <table:table-cell ns41:value-type="float" table:style-name="TL Data" office:value="1761" office:value-type="float">
            <text:p>1761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872" office:value-type="float">
            <text:p>287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632" office:value-type="float">
            <text:p>163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8958" office:value-type="float">
            <text:p>38958</text:p>
          </table:table-cell>
          <table:table-cell ns41:value-type="float" table:style-name="TL Data" office:value="5863" office:value-type="float">
            <text:p>5863</text:p>
          </table:table-cell>
          <table:table-cell table:number-columns-repeated="99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Tabel 5">
        <table:table-column table:style-name="co9" table:default-cell-style-name="ce12"/>
        <table:table-column table:style-name="co4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5. Academisch gevormden met beroep per economisch geografisch gebied naar studierichting</text:p>
          </table:table-cell>
          <table:table-cell table:style-name="TL Title" table:number-columns-repeated="25"/>
          <table:table-cell table:style-name="TL Title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58" table:number-columns-repeated="25"/>
          <table:table-cell table:number-columns-repeated="997"/>
        </table:table-row>
        <table:table-row table:style-name="ro2">
          <table:table-cell ns41:value-type="string" table:number-rows-spanned="3" table:style-name="TL RowProperty" table:number-columns-spanned="1" office:value-type="string">
            <text:p>Economisch geografisch gebied</text:p>
          </table:table-cell>
          <table:table-cell table:style-name="ce57"/>
          <table:table-cell ns41:value-type="string" table:number-rows-spanned="3" table:style-name="TL ColHeader" table:number-columns-spanned="1" office:value-type="string">
            <text:p>Godgeleerdheid</text:p>
          </table:table-cell>
          <table:table-cell ns41:value-type="string" table:number-rows-spanned="3" table:style-name="TL ColHeader" table:number-columns-spanned="1" office:value-type="string">
            <text:p>Rechtsgeleerdheid</text:p>
          </table:table-cell>
          <table:table-cell ns41:value-type="string" table:number-rows-spanned="3" table:style-name="TL ColHeader" table:number-columns-spanned="1" office:value-type="string">
            <text:p>Geneeskunde</text:p>
          </table:table-cell>
          <table:table-cell ns41:value-type="string" table:number-rows-spanned="3" table:style-name="TL ColHeader" table:number-columns-spanned="1" office:value-type="string">
            <text:p>Tandheelkunde</text:p>
          </table:table-cell>
          <table:table-cell ns41:value-type="string" table:number-rows-spanned="1" table:style-name="TL ColHeader" table:number-columns-spanned="6" office:value-type="string">
            <text:p>Wis- en natuurkunde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4" office:value-type="string">
            <text:p>Letteren en Wijsbegeerte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1" office:value-type="string">
            <text:p>Indologie</text:p>
          </table:table-cell>
          <table:table-cell ns41:value-type="string" table:number-rows-spanned="3" table:style-name="TL ColHeader" table:number-columns-spanned="1" office:value-type="string">
            <text:p>Soc. geografie</text:p>
          </table:table-cell>
          <table:table-cell ns41:value-type="string" table:number-rows-spanned="3" table:style-name="TL ColHeader" table:number-columns-spanned="1" office:value-type="string">
            <text:p>Economie</text:p>
          </table:table-cell>
          <table:table-cell ns41:value-type="string" table:number-rows-spanned="3" table:style-name="TL ColHeader" table:number-columns-spanned="1" office:value-type="string">
            <text:p>Veeartsenijkunde</text:p>
          </table:table-cell>
          <table:table-cell ns41:value-type="string" table:number-rows-spanned="1" table:style-name="TL ColHeader" table:number-columns-spanned="5" office:value-type="string">
            <text:p>Techn. Wetenschappen</text:p>
          </table:table-cell>
          <table:covered-table-cell table:style-name="TL ColHeader" table:number-columns-repeated="4"/>
          <table:table-cell ns41:value-type="string" table:number-rows-spanned="3" table:style-name="TL ColHeader" table:number-columns-spanned="1" office:value-type="string">
            <text:p>Landbouwwetensch.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table-cell table:number-columns-repeated="997"/>
        </table:table-row>
        <table:table-row table:style-name="ro2">
          <table:covered-table-cell table:style-name="ce41"/>
          <table:table-cell table:style-name="ce57"/>
          <table:covered-table-cell table:style-name="ce60"/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5" office:value-type="string">
            <text:p>waaronder</text:p>
          </table:table-cell>
          <table:covered-table-cell table:style-name="TL ColHeader" table:number-columns-repeated="4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3" office:value-type="string">
            <text:p>waaronder</text:p>
          </table:table-cell>
          <table:covered-table-cell table:style-name="TL ColHeader" table:number-columns-repeated="2"/>
          <table:covered-table-cell table:style-name="TL ColHeader" table:number-columns-repeated="4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4" office:value-type="string">
            <text:p>waaronder</text:p>
          </table:table-cell>
          <table:covered-table-cell table:style-name="TL ColHeader" table:number-columns-repeated="3"/>
          <table:covered-table-cell table:style-name="ce70"/>
          <table:covered-table-cell table:style-name="ce73"/>
          <table:table-cell table:number-columns-repeated="997"/>
        </table:table-row>
        <table:table-row table:style-name="ro3">
          <table:covered-table-cell table:style-name="ce41"/>
          <table:table-cell table:style-name="ce57"/>
          <table:covered-table-cell table:style-name="ce60"/>
          <table:covered-table-cell table:style-name="TL ColHeader" table:number-columns-repeated="4"/>
          <table:table-cell ns41:value-type="string" table:style-name="TL ColHeader" office:value-type="string">
            <text:p>Wiskunde</text:p>
          </table:table-cell>
          <table:table-cell ns41:value-type="string" table:style-name="TL ColHeader" office:value-type="string">
            <text:p>Natuurkunde</text:p>
          </table:table-cell>
          <table:table-cell ns41:value-type="string" table:style-name="TL ColHeader" office:value-type="string">
            <text:p>Scheikunde</text:p>
          </table:table-cell>
          <table:table-cell ns41:value-type="string" table:style-name="TL ColHeader" office:value-type="string">
            <text:p>Biologie</text:p>
          </table:table-cell>
          <table:table-cell ns41:value-type="string" table:style-name="TL ColHeader" office:value-type="string">
            <text:p>Pharmacie</text:p>
          </table:table-cell>
          <table:covered-table-cell table:style-name="ce70"/>
          <table:table-cell ns41:value-type="string" table:style-name="TL ColHeader" office:value-type="string">
            <text:p>Mod. talen</text:p>
          </table:table-cell>
          <table:table-cell ns41:value-type="string" table:style-name="TL ColHeader" office:value-type="string">
            <text:p>Oude talen</text:p>
          </table:table-cell>
          <table:table-cell ns41:value-type="string" table:style-name="TL ColHeader" office:value-type="string">
            <text:p>Geschiedenis</text:p>
          </table:table-cell>
          <table:covered-table-cell table:style-name="TL ColHeader" table:number-columns-repeated="5"/>
          <table:table-cell ns41:value-type="string" table:style-name="TL ColHeader" office:value-type="string">
            <text:p>Civiel</text:p>
          </table:table-cell>
          <table:table-cell ns41:value-type="string" table:style-name="TL ColHeader" office:value-type="string">
            <text:p>Werktuigk.</text:p>
          </table:table-cell>
          <table:table-cell ns41:value-type="string" table:style-name="TL ColHeader" office:value-type="string">
            <text:p>Electro-techn.</text:p>
          </table:table-cell>
          <table:table-cell ns41:value-type="string" table:style-name="TL ColHeader" office:value-type="string">
            <text:p>Scheikunde</text:p>
          </table:table-cell>
          <table:covered-table-cell table:style-name="ce70"/>
          <table:covered-table-cell table:style-name="ce73"/>
          <table:table-cell table:number-columns-repeated="997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57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62" table:number-columns-repeated="25"/>
          <table:table-cell table:number-columns-repeated="997"/>
        </table:table-row>
        <table:table-row table:style-name="ro2">
          <table:table-cell ns41:value-type="string" table:style-name="TL RowHeader" office:value-type="string">
            <text:p>1. Noordgroningse bouwstreek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0" office:value-type="float">
            <text:p>340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. Groninger veenstreken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0" office:value-type="float">
            <text:p>220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. Groninger weidegebied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01" office:value-type="float">
            <text:p>201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4. Stad Groningen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76" office:value-type="float">
            <text:p>876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5. Drentse veenstreken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6. Drentse zandgronden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7. Fries zandgebied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6" office:value-type="float">
            <text:p>276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8. Fries weidegebied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06" office:value-type="float">
            <text:p>706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9. Noordfriese bouwstreek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7" office:value-type="float">
            <text:p>187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0. Waddeneiland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0b. Wieringen, Urk, Marken, Wieringerm, N.O.P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1. Westoverijssels weidegebied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2" office:value-type="float">
            <text:p>552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2. Zandgebied.in Z. Drenthe en N.Overijssel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3a. Industriegebied van Twente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90" office:value-type="float">
            <text:p>790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3b. Ind.geb.v.d.Achterhoek v.Geerderl. 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4" office:value-type="float">
            <text:p>144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4a. Zandgebied in Z.W.Overijssel 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0" office:value-type="float">
            <text:p>320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4b. Zandgeb.in de W.Achterh.v.Gelderland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64" office:value-type="float">
            <text:p>364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5. Veluwe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60" office:value-type="float">
            <text:p>860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6. N.Noordholland en Westfriesland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3" office:value-type="float">
            <text:p>543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7a. Duinstreken in Noordholland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69" office:value-type="float">
            <text:p>1969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7b. Duinstreken in Zuidholland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84" office:value-type="float">
            <text:p>1084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7c. Het Westland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8. Agrarisch gebied v.Holl.Noorderkwartier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5" office:value-type="float">
            <text:p>105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19. De Zaanstreek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8" office:value-type="float">
            <text:p>228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0. Amsterdam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947" office:value-type="float">
            <text:p>4947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1. Haarlemmermeer en omstreken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8" office:value-type="float">
            <text:p>308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2. Vechtstreek in Noordholland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5" office:value-type="float">
            <text:p>185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2b. Vecht- en IJsselstreek in Utrecht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5" office:value-type="float">
            <text:p>365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3a. Het Gooi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00" office:value-type="float">
            <text:p>1200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3b. Oostelijk Utrecht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04" office:value-type="float">
            <text:p>1504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4. Stad Utrecht en omstreken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8" office:value-type="float">
            <text:p>68</text:p>
          </table:table-cell>
          <table:table-cell ns41:value-type="float" office:value="46" table:style-name="TL Data" table:number-columns-repeated="2" office:value-type="float">
            <text:p>4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60" office:value-type="float">
            <text:p>1660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5. Leiden en de Rijnstreek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39" office:value-type="float">
            <text:p>1039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6. 's Gravenhage en omstreken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74" office:value-type="float">
            <text:p>157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6829" office:value-type="float">
            <text:p>6829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7a. Midden Zuidholland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6" office:value-type="float">
            <text:p>566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7b. Weidegebied van Zuidholland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8. Rotterdam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62" office:value-type="float">
            <text:p>2262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29. De Nieuwe Waterweg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9" office:value-type="float">
            <text:p>309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0. Ind.geb.langs Merwede en Noord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52" office:value-type="float">
            <text:p>752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1. Betuwe, Oostel.Rijngeb., Land van Maas en Waal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3" office:value-type="float">
            <text:p>443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2a. Zuidelijke Veluwe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32" office:value-type="float">
            <text:p>1132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2b. Nijmeg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56" office:value-type="float">
            <text:p>556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3. Zuidhollandse eilanden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5" office:value-type="float">
            <text:p>235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4a. Zeeuwse eilanden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03" office:value-type="float">
            <text:p>503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4b. Zeeuwsch-Vlaanderen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4" office:value-type="float">
            <text:p>174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5. Westelijk Noordbrabant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6a. Baranie van Breda en omstreken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1" office:value-type="float">
            <text:p>71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64" office:value-type="float">
            <text:p>664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6b. Kempenland en omstrek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6c. De Brabantse Peel en omstrek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7. West-Industriegeb.v.Noordbrabant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48" office:value-type="float">
            <text:p>448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8. Mijerij van 's Hertogenbosch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62" office:value-type="float">
            <text:p>562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39. Oost-Ind.geb.v. Noordbrabant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84" office:value-type="float">
            <text:p>984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40.N.Limburg met N.O.Noordbrabant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05" office:value-type="float">
            <text:p>505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41. Zuid Limburg zonder mijnstreek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7" office:value-type="float">
            <text:p>567</text:p>
          </table:table-cell>
          <table:table-cell table:number-columns-repeated="997"/>
        </table:table-row>
        <table:table-row table:style-name="ro2">
          <table:table-cell ns41:value-type="string" table:style-name="TL RowHeader" office:value-type="string">
            <text:p>42. Mijnstreek in Limburg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8" office:value-type="float">
            <text:p>598</text:p>
          </table:table-cell>
          <table:table-cell table:number-columns-repeated="997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414" office:value-type="float">
            <text:p>3414</text:p>
          </table:table-cell>
          <table:table-cell ns41:value-type="float" table:style-name="TL Data" office:value="8004" office:value-type="float">
            <text:p>8004</text:p>
          </table:table-cell>
          <table:table-cell ns41:value-type="float" table:style-name="TL Data" office:value="8104" office:value-type="float">
            <text:p>8104</text:p>
          </table:table-cell>
          <table:table-cell ns41:value-type="float" table:style-name="TL Data" office:value="1591" office:value-type="float">
            <text:p>1591</text:p>
          </table:table-cell>
          <table:table-cell ns41:value-type="float" table:style-name="TL Data" office:value="4020" office:value-type="float">
            <text:p>4020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3080" office:value-type="float">
            <text:p>3080</text:p>
          </table:table-cell>
          <table:table-cell ns41:value-type="float" table:style-name="TL Data" office:value="1474" office:value-type="float">
            <text:p>1474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952" office:value-type="float">
            <text:p>2952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6571" office:value-type="float">
            <text:p>6571</text:p>
          </table:table-cell>
          <table:table-cell ns41:value-type="float" table:style-name="TL Data" office:value="1742" office:value-type="float">
            <text:p>1742</text:p>
          </table:table-cell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40025" office:value-type="float">
            <text:p>40025</text:p>
          </table:table-cell>
          <table:table-cell table:number-columns-repeated="997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Tabel 6">
        <table:table-column table:style-name="co10" table:default-cell-style-name="ce12"/>
        <table:table-column table:style-name="co6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6. Academisch gevormden naar geboorteplaats en woonprovincie</text:p>
          </table:table-cell>
          <table:table-cell table:style-name="TL Title" table:number-columns-repeated="24"/>
          <table:table-cell table:style-name="TL Title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number-rows-spanned="2" office:value-type="string" table:style-name="TL RowProperty" table:number-columns-spanned="1" office:string-value="Geboorteplaats" ns41:value-type="string">
            <text:p><text:s/>Geboorteplaats </text:p>
          </table:table-cell>
          <table:table-cell table:style-name="ce2"/>
          <table:table-cell ns41:value-type="string" table:number-rows-spanned="1" table:style-name="TL ColHeader" table:number-columns-spanned="2" office:value-type="string">
            <text:p>Groningen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Fries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Drenthe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Overijssel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Gelder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Utrecht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Noord-Hol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Zuid-Hol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Zeeland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Noord Brabant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text:p>Limburg</text:p>
          </table:table-cell>
          <table:covered-table-cell table:style-name="ce44"/>
          <table:table-cell ns41:value-type="string" table:number-rows-spanned="1" table:style-name="TL ColHeader" table:number-columns-spanned="2" office:value-type="string">
            <office:annotation draw:style-name="gr1" svg:height="1.138cm" draw:caption-point-y="0.274cm" svg:width="3.551cm" svg:x="46.618cm" draw:caption-point-x="3.455cm" svg:y="0.688cm" draw:text-style-name="P1">
              <dc:creator>CDM</dc:creator>
              <dc:date>2014-12-13T00:00:00</dc:date>
              <text:p text:style-name="P1"><text:span text:style-name="T2">Noot 1) Incl. de Noordoostelijke Polder.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79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998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Header" office:value-type="string">
            <text:p>Woongemeente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105" office:value-type="float">
            <text:p>2105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527" office:value-type="float">
            <text:p>5527</text:p>
          </table:table-cell>
          <table:table-cell ns41:value-type="float" table:style-name="TL Data" office:value="956" office:value-type="float">
            <text:p>95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en andere gem. in Groningen</text:p>
          </table:table-cell>
          <table:table-cell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93" office:value-type="float">
            <text:p>2193</text:p>
          </table:table-cell>
          <table:table-cell ns41:value-type="float" table:style-name="TL Data" office:value="305" office:value-type="float">
            <text:p>305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en andere gem. in Friesland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66" office:value-type="float">
            <text:p>2266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en andere gem. in Drenthe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en andere gem. in Overijssel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195" office:value-type="float">
            <text:p>195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en andere gem. in Gelderland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29" office:value-type="float">
            <text:p>2729</text:p>
          </table:table-cell>
          <table:table-cell ns41:value-type="float" table:style-name="TL Data" office:value="379" office:value-type="float">
            <text:p>379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en andere gem. in Utrecht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303" office:value-type="float">
            <text:p>303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en andere gem. in Noordholland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25" office:value-type="float">
            <text:p>5225</text:p>
          </table:table-cell>
          <table:table-cell ns41:value-type="float" table:style-name="TL Data" office:value="866" office:value-type="float">
            <text:p>86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en andere gem. in Zuidholland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809" office:value-type="float">
            <text:p>2809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413" office:value-type="float">
            <text:p>7413</text:p>
          </table:table-cell>
          <table:table-cell ns41:value-type="float" table:style-name="TL Data" office:value="1087" office:value-type="float">
            <text:p>1087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en andere gem. in Zeeland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22" office:value-type="float">
            <text:p>122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en andere gem. in Noordbrabant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70" office:value-type="float">
            <text:p>2070</text:p>
          </table:table-cell>
          <table:table-cell ns41:value-type="float" table:style-name="TL Data" office:value="253" office:value-type="float">
            <text:p>253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en andere gem. in Limburg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Nederland</text:p>
          </table:table-cell>
          <table:table-cell table:style-name="ce62"/>
          <table:table-cell ns41:value-type="float" table:style-name="TL Data" office:value="1530" office:value-type="float">
            <text:p>153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526" office:value-type="float">
            <text:p>352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902" office:value-type="float">
            <text:p>2902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7706" office:value-type="float">
            <text:p>7706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0433" office:value-type="float">
            <text:p>10433</text:p>
          </table:table-cell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622" office:value-type="float">
            <text:p>262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3977" office:value-type="float">
            <text:p>33977</text:p>
          </table:table-cell>
          <table:table-cell ns41:value-type="float" table:style-name="TL Data" office:value="4875" office:value-type="float">
            <text:p>4875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Indon.Suriname of Ned. Antillen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30" office:value-type="float">
            <text:p>3330</text:p>
          </table:table-cell>
          <table:table-cell ns41:value-type="float" table:style-name="TL Data" office:value="615" office:value-type="float">
            <text:p>615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Duitsland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02" office:value-type="float">
            <text:p>102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België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Gr.Brittanië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Frankrij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Italië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Pol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Oostenrij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Ander land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49" office:value-type="float">
            <text:p>149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Het buitenland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955" office:value-type="float">
            <text:p>4955</text:p>
          </table:table-cell>
          <table:table-cell ns41:value-type="float" table:style-name="TL Data" office:value="986" office:value-type="float">
            <text:p>98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Onbekend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2"/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940" office:value-type="float">
            <text:p>394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3266" office:value-type="float">
            <text:p>3266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9075" office:value-type="float">
            <text:p>9075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12518" office:value-type="float">
            <text:p>12518</text:p>
          </table:table-cell>
          <table:table-cell ns41:value-type="float" table:style-name="TL Data" office:value="1761" office:value-type="float">
            <text:p>176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872" office:value-type="float">
            <text:p>287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8958" office:value-type="float">
            <text:p>38958</text:p>
          </table:table-cell>
          <table:table-cell ns41:value-type="float" table:style-name="TL Data" office:value="5863" office:value-type="float">
            <text:p>5863</text:p>
          </table:table-cell>
          <table:table-cell table:number-columns-repeated="99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Tabel 7">
        <table:table-column table:style-name="co11" table:default-cell-style-name="ce12"/>
        <table:table-column table:style-name="co12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7. Academisch gevormden met en zonder beroep naar studierichting en leeftijdsklasse</text:p>
          </table:table-cell>
          <table:table-cell table:style-name="ce51" table:number-columns-repeated="30"/>
          <table:table-cell table:style-name="ce52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udierichting</text:p>
          </table:table-cell>
          <table:table-cell table:style-name="ce2"/>
          <table:table-cell ns41:value-type="string" table:number-rows-spanned="1" table:style-name="TL ColHeader" table:number-columns-spanned="10" office:value-type="string">
            <text:p>Met beroep</text:p>
          </table:table-cell>
          <table:covered-table-cell table:style-name="TL ColHeader" table:number-columns-repeated="9"/>
          <table:table-cell ns41:value-type="string" table:number-rows-spanned="1" table:style-name="TL ColHeader" table:number-columns-spanned="10" office:value-type="string">
            <text:p>Zonder beroep</text:p>
          </table:table-cell>
          <table:covered-table-cell table:style-name="TL ColHeader" table:number-columns-repeated="9"/>
          <table:table-cell ns41:value-type="string" table:number-rows-spanned="1" table:style-name="TL ColHeader" table:number-columns-spanned="10" office:value-type="string">
            <text:p>Totaal</text:p>
          </table:table-cell>
          <table:covered-table-cell table:style-name="TL ColHeader" table:number-columns-repeated="8"/>
          <table:covered-table-cell table:style-name="ce46"/>
          <table:table-cell table:number-columns-repeated="992"/>
        </table:table-row>
        <table:table-row table:style-name="ro2">
          <table:covered-table-cell table:style-name="ce54"/>
          <table:table-cell table:style-name="ce2"/>
          <table:table-cell ns41:value-type="string" table:number-rows-spanned="2" table:style-name="TL ColHeader" table:number-columns-spanned="2" office:value-type="string">
            <text:p>jonger dan 40 jaa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40 t/m 49 j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50 t/m 64 j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65 jaar en oude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jonger dan 40 jaa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40 t/m 49 j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50 t/m 64 j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65 jaar en oude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jonger dan 40 jaa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40 t/m 49 j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50 t/m 64 j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65 jaar en ouder</text:p>
          </table:table-cell>
          <table:covered-table-cell table:style-name="ce87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90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86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88"/>
          <table:covered-table-cell table:style-name="ce89"/>
          <table:covered-table-cell table:style-name="ce91"/>
          <table:table-cell table:number-columns-repeated="992"/>
        </table:table-row>
        <table:table-row table:style-name="ro2">
          <table:covered-table-cell table:style-name="ce50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992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ns41:value-type="float" table:style-name="TL ColHeader" office:value="27" office:value-type="float">
            <text:p>27</text:p>
          </table:table-cell>
          <table:table-cell ns41:value-type="float" table:style-name="TL ColHeader" office:value="28" office:value-type="float">
            <text:p>28</text:p>
          </table:table-cell>
          <table:table-cell ns41:value-type="float" table:style-name="TL ColHeader" office:value="29" office:value-type="float">
            <text:p>29</text:p>
          </table:table-cell>
          <table:table-cell ns41:value-type="float" table:style-name="TL ColHeader" office:value="30" office:value-type="float">
            <text:p>30</text:p>
          </table:table-cell>
          <table:table-cell ns41:value-type="float" table:style-name="TL ColHeader" office:value="31" office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TL HRowHeader" office:value-type="string">
            <text:p>Godgeleerdheid</text:p>
          </table:table-cell>
          <table:table-cell/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34" office:value-type="float">
            <text:p>333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99" office:value-type="float">
            <text:p>3799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Rechtsgeleerdheid</text:p>
          </table:table-cell>
          <table:table-cell/>
          <table:table-cell ns41:value-type="float" table:style-name="TL Data" office:value="3320" office:value-type="float">
            <text:p>3320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62" office:value-type="float">
            <text:p>7262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3346" office:value-type="float">
            <text:p>3346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775" office:value-type="float">
            <text:p>7775</text:p>
          </table:table-cell>
          <table:table-cell ns41:value-type="float" table:style-name="TL Data" office:value="1421" office:value-type="float">
            <text:p>1421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Geneeskunde</text:p>
          </table:table-cell>
          <table:table-cell/>
          <table:table-cell ns41:value-type="float" table:style-name="TL Data" office:value="3260" office:value-type="float">
            <text:p>3260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966" office:value-type="float">
            <text:p>196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29" office:value-type="float">
            <text:p>162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359" office:value-type="float">
            <text:p>7359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285" office:value-type="float">
            <text:p>3285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970" office:value-type="float">
            <text:p>197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686" office:value-type="float">
            <text:p>168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764" office:value-type="float">
            <text:p>7764</text:p>
          </table:table-cell>
          <table:table-cell ns41:value-type="float" table:style-name="TL Data" office:value="1056" office:value-type="float">
            <text:p>1056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Tandheelkunde</text:p>
          </table:table-cell>
          <table:table-cell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Wis- en natuurkunde, w.o.</text:p>
          </table:table-cell>
          <table:table-cell/>
          <table:table-cell ns41:value-type="float" table:style-name="TL Data" office:value="1770" office:value-type="float">
            <text:p>1770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83" office:value-type="float">
            <text:p>3383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1150" office:value-type="float">
            <text:p>1150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Wiskunde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Natuurkunde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Biologie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Pharmacie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office:value="116" table:style-name="TL Data" table:number-columns-repeated="2" office:value-type="float">
            <text:p>11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562" office:value-type="float">
            <text:p>562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Letteren en Wijsbegeerte, w.o.</text:p>
          </table:table-cell>
          <table:table-cell/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1375" office:value-type="float">
            <text:p>1375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Mod.talen</text:p>
          </table:table-cell>
          <table:table-cell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857" office:value-type="float">
            <text:p>857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Oude talen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Geschiedenis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4" office:value-type="float">
            <text:p>84</text:p>
          </table:table-cell>
          <table:table-cell ns41:value-type="float" office:value="34" table:style-name="TL Data" table:number-columns-repeated="2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Indologie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Soc. Geografie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Economie</text:p>
          </table:table-cell>
          <table:table-cell/>
          <table:table-cell ns41:value-type="float" table:style-name="TL Data" office:value="1867" office:value-type="float">
            <text:p>186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70" office:value-type="float">
            <text:p>287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873" office:value-type="float">
            <text:p>187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03" office:value-type="float">
            <text:p>2903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Veeartsenijkunde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Technische wetenschapp., w.o.</text:p>
          </table:table-cell>
          <table:table-cell/>
          <table:table-cell ns41:value-type="float" table:style-name="TL Data" office:value="2482" office:value-type="float">
            <text:p>248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47" office:value-type="float">
            <text:p>194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04" office:value-type="float">
            <text:p>180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71" office:value-type="float">
            <text:p>647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489" office:value-type="float">
            <text:p>248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958" office:value-type="float">
            <text:p>195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80" office:value-type="float">
            <text:p>6880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Civiel</text:p>
          </table:table-cell>
          <table:table-cell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Werktuigk.</text:p>
          </table:table-cell>
          <table:table-cell/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Electrotechn.</text:p>
          </table:table-cell>
          <table:table-cell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992"/>
        </table:table-row>
        <table:table-row table:style-name="ro2">
          <table:table-cell ns41:value-type="string" table:style-name="TL HRowHeader" office:value-type="string">
            <text:p>Landbouwwetenschappen</text:p>
          </table:table-cell>
          <table:table-cell/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992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 table:style-name="ce62"/>
          <table:table-cell ns41:value-type="float" table:style-name="TL Data" office:value="17072" office:value-type="float">
            <text:p>17072</text:p>
          </table:table-cell>
          <table:table-cell ns41:value-type="float" table:style-name="TL Data" office:value="1902" office:value-type="float">
            <text:p>1902</text:p>
          </table:table-cell>
          <table:table-cell ns41:value-type="float" table:style-name="TL Data" office:value="9925" office:value-type="float">
            <text:p>9925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7911" office:value-type="float">
            <text:p>7911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554" office:value-type="float">
            <text:p>36554</text:p>
          </table:table-cell>
          <table:table-cell ns41:value-type="float" table:style-name="TL Data" office:value="3471" office:value-type="float">
            <text:p>347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2392" office:value-type="float">
            <text:p>2392</text:p>
          </table:table-cell>
          <table:table-cell ns41:value-type="float" table:style-name="TL Data" office:value="17181" office:value-type="float">
            <text:p>17181</text:p>
          </table:table-cell>
          <table:table-cell ns41:value-type="float" table:style-name="TL Data" office:value="3221" office:value-type="float">
            <text:p>3221</text:p>
          </table:table-cell>
          <table:table-cell ns41:value-type="float" table:style-name="TL Data" office:value="10022" office:value-type="float">
            <text:p>10022</text:p>
          </table:table-cell>
          <table:table-cell ns41:value-type="float" table:style-name="TL Data" office:value="1541" office:value-type="float">
            <text:p>1541</text:p>
          </table:table-cell>
          <table:table-cell ns41:value-type="float" table:style-name="TL Data" office:value="8394" office:value-type="float">
            <text:p>8394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3361" office:value-type="float">
            <text:p>336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8958" office:value-type="float">
            <text:p>38958</text:p>
          </table:table-cell>
          <table:table-cell ns41:value-type="float" table:style-name="TL Data" office:value="5863" office:value-type="float">
            <text:p>5863</text:p>
          </table:table-cell>
          <table:table-cell table:number-columns-repeated="99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Tabel 8">
        <table:table-column table:style-name="co13" table:default-cell-style-name="ce12"/>
        <table:table-column table:style-name="co14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8. Academisch gevormden met en zonder beroep naar studierichting en burgerlijke staat</text:p>
          </table:table-cell>
          <table:table-cell table:style-name="TL Title" table:number-columns-repeated="30"/>
          <table:table-cell table:style-name="TL Title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ns41:value-type="string" table:number-rows-spanned="5" table:style-name="TL RowProperty" table:number-columns-spanned="1" office:value-type="string">
            <text:p>Studierichting</text:p>
          </table:table-cell>
          <table:table-cell table:style-name="ce2"/>
          <table:table-cell ns41:value-type="string" table:number-rows-spanned="1" table:style-name="TL ColHeader" table:number-columns-spanned="10" office:value-type="string">
            <text:p>Met beroep</text:p>
          </table:table-cell>
          <table:covered-table-cell table:style-name="TL ColHeader" table:number-columns-repeated="9"/>
          <table:table-cell table:number-rows-spanned="1" table:style-name="TL ColHeader" table:number-columns-spanned="10"/>
          <table:covered-table-cell table:style-name="TL ColHeader" table:number-columns-repeated="9"/>
          <table:table-cell table:number-rows-spanned="1" table:style-name="TL ColHeader" table:number-columns-spanned="10"/>
          <table:covered-table-cell table:style-name="TL ColHeader" table:number-columns-repeated="8"/>
          <table:covered-table-cell table:style-name="ce46"/>
          <table:table-cell table:number-columns-repeated="992"/>
        </table:table-row>
        <table:table-row table:style-name="ro2">
          <table:covered-table-cell table:style-name="ce54"/>
          <table:table-cell table:style-name="ce2"/>
          <table:table-cell ns41:value-type="string" table:number-rows-spanned="3" table:style-name="TL ColHeader" table:number-columns-spanned="2" office:value-type="string">
            <text:p>Ongehuwd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Gehuwd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Gesch.v.echt of v. tafel en bed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Weduwst.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Ongehuwd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Gehuwd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Gesch.v.echt of v. tafel en bed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Weduwst.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Ongehuwd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Gehuwd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Gesch.v.echt of v. tafel en bed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Weduwst.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47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style-name="TL ColHeader" table:number-columns-repeated="28"/>
          <table:covered-table-cell table:style-name="ce47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style-name="TL ColHeader" table:number-columns-repeated="28"/>
          <table:covered-table-cell table:style-name="ce47"/>
          <table:table-cell table:number-columns-repeated="992"/>
        </table:table-row>
        <table:table-row table:style-name="ro2">
          <table:covered-table-cell table:style-name="ce50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992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ns41:value-type="float" table:style-name="TL ColHeader" office:value="27" office:value-type="float">
            <text:p>27</text:p>
          </table:table-cell>
          <table:table-cell ns41:value-type="float" table:style-name="TL ColHeader" office:value="28" office:value-type="float">
            <text:p>28</text:p>
          </table:table-cell>
          <table:table-cell ns41:value-type="float" table:style-name="TL ColHeader" office:value="29" office:value-type="float">
            <text:p>29</text:p>
          </table:table-cell>
          <table:table-cell ns41:value-type="float" table:style-name="TL ColHeader" office:value="30" office:value-type="float">
            <text:p>30</text:p>
          </table:table-cell>
          <table:table-cell ns41:value-type="float" table:style-name="TL ColHeader" office:value="31" office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Header" office:value-type="string">
            <text:p>Godgeleerdheid</text:p>
          </table:table-cell>
          <table:table-cell/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735" office:value-type="float">
            <text:p>273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34" office:value-type="float">
            <text:p>333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035" office:value-type="float">
            <text:p>303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99" office:value-type="float">
            <text:p>3799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Rechtsgeleerdheid</text:p>
          </table:table-cell>
          <table:table-cell/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554" office:value-type="float">
            <text:p>555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262" office:value-type="float">
            <text:p>7262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566" office:value-type="float">
            <text:p>1566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887" office:value-type="float">
            <text:p>5887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775" office:value-type="float">
            <text:p>7775</text:p>
          </table:table-cell>
          <table:table-cell ns41:value-type="float" table:style-name="TL Data" office:value="1421" office:value-type="float">
            <text:p>1421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Geneeskunde</text:p>
          </table:table-cell>
          <table:table-cell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6412" office:value-type="float">
            <text:p>641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359" office:value-type="float">
            <text:p>7359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665" office:value-type="float">
            <text:p>6665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764" office:value-type="float">
            <text:p>7764</text:p>
          </table:table-cell>
          <table:table-cell ns41:value-type="float" table:style-name="TL Data" office:value="1056" office:value-type="float">
            <text:p>1056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Tandheelkunde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Wis- en natuurkunde</text:p>
          </table:table-cell>
          <table:table-cell/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2689" office:value-type="float">
            <text:p>268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83" office:value-type="float">
            <text:p>3383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850" office:value-type="float">
            <text:p>2850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1150" office:value-type="float">
            <text:p>1150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w.o. Wiskunde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Natuurkunde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Scheikunde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Biologie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Pharmacie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562" office:value-type="float">
            <text:p>562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Letteren en Wijsbegeerte</text:p>
          </table:table-cell>
          <table:table-cell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30" table:style-name="TL Data" table:number-columns-repeated="2" office:value-type="float">
            <text:p>30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1686" office:value-type="float">
            <text:p>1686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1375" office:value-type="float">
            <text:p>1375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w.o. Mod.talen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78" office:value-type="float">
            <text:p>78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857" office:value-type="float">
            <text:p>857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Oude talen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Geschiedenis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73" office:value-type="float">
            <text:p>7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Indologie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Sociale Geografie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Economie</text:p>
          </table:table-cell>
          <table:table-cell/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70" office:value-type="float">
            <text:p>287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03" office:value-type="float">
            <text:p>2903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Veeartsenijkunde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Technische wetenschap</text:p>
          </table:table-cell>
          <table:table-cell/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416" office:value-type="float">
            <text:p>54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471" office:value-type="float">
            <text:p>647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726" office:value-type="float">
            <text:p>572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880" office:value-type="float">
            <text:p>6880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w.o. Civiel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Werktuigk.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55" office:value-type="float">
            <text:p>16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Electrotechn.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Scheikunde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992"/>
        </table:table-row>
        <table:table-row table:style-name="ro2">
          <table:table-cell ns41:value-type="string" table:style-name="TL RowHeader" office:value-type="string">
            <text:p>Landbouwwetenschappen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2"/>
          <table:table-cell ns41:value-type="float" table:style-name="TL Data" office:value="5896" office:value-type="float">
            <text:p>5896</text:p>
          </table:table-cell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29506" office:value-type="float">
            <text:p>29506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6554" office:value-type="float">
            <text:p>36554</text:p>
          </table:table-cell>
          <table:table-cell ns41:value-type="float" table:style-name="TL Data" office:value="3471" office:value-type="float">
            <text:p>3471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2392" office:value-type="float">
            <text:p>2392</text:p>
          </table:table-cell>
          <table:table-cell ns41:value-type="float" table:style-name="TL Data" office:value="6229" office:value-type="float">
            <text:p>6229</text:p>
          </table:table-cell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31127" office:value-type="float">
            <text:p>31127</text:p>
          </table:table-cell>
          <table:table-cell ns41:value-type="float" table:style-name="TL Data" office:value="2955" office:value-type="float">
            <text:p>2955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8958" office:value-type="float">
            <text:p>38958</text:p>
          </table:table-cell>
          <table:table-cell ns41:value-type="float" table:style-name="TL Data" office:value="5863" office:value-type="float">
            <text:p>5863</text:p>
          </table:table-cell>
          <table:table-cell table:number-columns-repeated="99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Tabel 9">
        <table:table-column table:style-name="co15" table:default-cell-style-name="ce12"/>
        <table:table-column table:style-name="co16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9. Academisch gevormden naar studierichting en nationaliteit</text:p>
          </table:table-cell>
          <table:table-cell table:style-name="TL Title" table:number-columns-repeated="24"/>
          <table:table-cell table:style-name="TL Title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ns41:value-type="string" table:number-rows-spanned="3" table:style-name="TL RowProperty" table:number-columns-spanned="1" office:value-type="string">
            <text:p>Studierichting</text:p>
          </table:table-cell>
          <table:table-cell table:style-name="ce2"/>
          <table:table-cell ns41:value-type="string" table:number-rows-spanned="2" table:style-name="TL ColHeader" table:number-columns-spanned="2" office:value-type="string">
            <text:p>Nederlands</text:p>
          </table:table-cell>
          <table:covered-table-cell table:style-name="ce93"/>
          <table:table-cell ns41:value-type="string" table:number-rows-spanned="2" table:style-name="TL ColHeader" table:number-columns-spanned="2" office:value-type="string">
            <text:p>Nederlandse onderdanen</text:p>
          </table:table-cell>
          <table:covered-table-cell table:style-name="ce96"/>
          <table:table-cell ns41:value-type="string" table:number-rows-spanned="2" table:style-name="TL ColHeader" table:number-columns-spanned="2" office:value-type="string">
            <text:p>Duitsers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Belgen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Britten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Fransen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Italianen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Polen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Oostenrijkers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Overige nationalit.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Zonder nationalit.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33"/>
          <table:table-cell table:number-columns-repeated="998"/>
        </table:table-row>
        <table:table-row table:style-name="ro2">
          <table:covered-table-cell table:style-name="ce54"/>
          <table:table-cell table:style-name="ce2"/>
          <table:covered-table-cell table:style-name="ce86"/>
          <table:covered-table-cell table:style-name="ce88"/>
          <table:covered-table-cell table:style-name="ce95"/>
          <table:covered-table-cell table:style-name="ce97"/>
          <table:covered-table-cell table:style-name="TL ColHeader" table:number-columns-repeated="19"/>
          <table:covered-table-cell table:style-name="ce35"/>
          <table:table-cell table:number-columns-repeated="998"/>
        </table:table-row>
        <table:table-row table:style-name="ro2">
          <table:covered-table-cell table:style-name="ce50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998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Header" office:value-type="string">
            <text:p>Godgeleerdheid</text:p>
          </table:table-cell>
          <table:table-cell/>
          <table:table-cell ns41:value-type="float" table:style-name="TL Data" office:value="3756" office:value-type="float">
            <text:p>375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99" office:value-type="float">
            <text:p>3799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Rechtsgeleerdheid</text:p>
          </table:table-cell>
          <table:table-cell/>
          <table:table-cell ns41:value-type="float" table:style-name="TL Data" office:value="7589" office:value-type="float">
            <text:p>7589</text:p>
          </table:table-cell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775" office:value-type="float">
            <text:p>7775</text:p>
          </table:table-cell>
          <table:table-cell ns41:value-type="float" table:style-name="TL Data" office:value="1421" office:value-type="float">
            <text:p>1421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Geneeskunde</text:p>
          </table:table-cell>
          <table:table-cell/>
          <table:table-cell ns41:value-type="float" table:style-name="TL Data" office:value="7594" office:value-type="float">
            <text:p>7594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764" office:value-type="float">
            <text:p>7764</text:p>
          </table:table-cell>
          <table:table-cell ns41:value-type="float" table:style-name="TL Data" office:value="1056" office:value-type="float">
            <text:p>105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Tandheelkunde</text:p>
          </table:table-cell>
          <table:table-cell/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Wis- en natuurkunde, w.o.</text:p>
          </table:table-cell>
          <table:table-cell/>
          <table:table-cell ns41:value-type="float" table:style-name="TL Data" office:value="3505" office:value-type="float">
            <text:p>3505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1150" office:value-type="float">
            <text:p>1150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Wiskunde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Natuurkunde</text:p>
          </table:table-cell>
          <table:table-cell/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Scheikunde</text:p>
          </table:table-cell>
          <table:table-cell/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Biologie</text:p>
          </table:table-cell>
          <table:table-cell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Pharmacie</text:p>
          </table:table-cell>
          <table:table-cell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562" office:value-type="float">
            <text:p>562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Letteren en Wijsbegeerte, w.o.</text:p>
          </table:table-cell>
          <table:table-cell/>
          <table:table-cell ns41:value-type="float" table:style-name="TL Data" office:value="2362" office:value-type="float">
            <text:p>2362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1375" office:value-type="float">
            <text:p>1375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Mod.talen</text:p>
          </table:table-cell>
          <table:table-cell/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857" office:value-type="float">
            <text:p>857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Oude talen</text:p>
          </table:table-cell>
          <table:table-cell/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Geschiedenis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Indologie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17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Sociale Geografie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78" office:value-type="float">
            <text:p>78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conomie</text:p>
          </table:table-cell>
          <table:table-cell/>
          <table:table-cell ns41:value-type="float" table:style-name="TL Data" office:value="2786" office:value-type="float">
            <text:p>278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03" office:value-type="float">
            <text:p>2903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Veeartsenijkunde</text:p>
          </table:table-cell>
          <table:table-cell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15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Technische wetenschap, w.o.</text:p>
          </table:table-cell>
          <table:table-cell/>
          <table:table-cell ns41:value-type="float" table:style-name="TL Data" office:value="6599" office:value-type="float">
            <text:p>659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880" office:value-type="float">
            <text:p>6880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Civiel</text:p>
          </table:table-cell>
          <table:table-cell/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Werktuigkunde</text:p>
          </table:table-cell>
          <table:table-cell/>
          <table:table-cell ns41:value-type="float" table:style-name="TL Data" office:value="2027" office:value-type="float">
            <text:p>202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lectrotechn.</text:p>
          </table:table-cell>
          <table:table-cell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Scheikunde</text:p>
          </table:table-cell>
          <table:table-cell/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Landbouwwetenschappen</text:p>
          </table:table-cell>
          <table:table-cell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99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2"/>
          <table:table-cell ns41:value-type="float" table:style-name="TL Data" office:value="37886" office:value-type="float">
            <text:p>37886</text:p>
          </table:table-cell>
          <table:table-cell ns41:value-type="float" table:style-name="TL Data" office:value="5697" office:value-type="float">
            <text:p>569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8958" office:value-type="float">
            <text:p>38958</text:p>
          </table:table-cell>
          <table:table-cell ns41:value-type="float" table:style-name="TL Data" office:value="5863" office:value-type="float">
            <text:p>5863</text:p>
          </table:table-cell>
          <table:table-cell table:number-columns-repeated="99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0" table:name="Tabel 10">
        <table:table-column table:style-name="co17" table:default-cell-style-name="ce12"/>
        <table:table-column table:style-name="co16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10. Academisch gevormden naar studierichting en kerkelijke gezindte</text:p>
          </table:table-cell>
          <table:table-cell table:style-name="TL Title" table:number-columns-repeated="20"/>
          <table:table-cell table:style-name="TL Title"/>
          <table:table-cell table:number-columns-repeated="1002"/>
        </table:table-row>
        <table:table-row table:style-name="ro1">
          <table:table-cell table:style-name="ce2" table:number-columns-repeated="22"/>
          <table:table-cell table:number-columns-repeated="1002"/>
        </table:table-row>
        <table:table-row table:style-name="ro2">
          <table:table-cell ns41:value-type="string" table:number-rows-spanned="3" table:style-name="TL RowProperty" table:number-columns-spanned="1" office:value-type="string">
            <text:p>Studierichting</text:p>
          </table:table-cell>
          <table:table-cell table:style-name="ce2"/>
          <table:table-cell ns41:value-type="string" table:number-rows-spanned="2" table:style-name="TL ColHeader" table:number-columns-spanned="2" office:value-type="string">
            <text:p>Rooms-Katholiek</text:p>
          </table:table-cell>
          <table:covered-table-cell table:style-name="ce93"/>
          <table:table-cell ns41:value-type="string" table:number-rows-spanned="2" table:style-name="TL ColHeader" table:number-columns-spanned="2" office:value-type="string">
            <text:p>Nederl. Hervormd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office:annotation draw:style-name="gr1" svg:height="2.408cm" draw:caption-point-y="0.222cm" svg:width="4.354cm" svg:x="14.673cm" draw:caption-point-x="2.984cm" svg:y="0.74cm" draw:text-style-name="P1">
              <dc:creator>CDM</dc:creator>
              <dc:date>2014-12-13T00:00:00</dc:date>
              <text:p text:style-name="P1"><text:span text:style-name="T1">Noot 1) Gereformeerde Kerken, Gereformeerde Kerken (art. 31),</text:span><text:span text:style-name="T3"/><text:span text:style-name="T1">Christelijk Geref. Kerk, Gereformeerde Gem. en Oud Gereformeerde Gemeenten</text:span></text:p>
            </office:annotation>
            <text:p>Gereformeerd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Evangelisch Luthers</text:p>
          </table:table-cell>
          <table:covered-table-cell table:style-name="ce96"/>
          <table:table-cell ns41:value-type="string" table:number-rows-spanned="2" table:style-name="TL ColHeader" table:number-columns-spanned="2" office:value-type="string">
            <text:p>Doopsgezind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Remonstrant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Israëliet (Ned. en <text:s/>Port.)</text:p>
          </table:table-cell>
          <table:covered-table-cell table:style-name="ce96"/>
          <table:table-cell ns41:value-type="string" table:number-rows-spanned="2" table:style-name="TL ColHeader" table:number-columns-spanned="2" office:value-type="string">
            <text:p>Overige kerk.gez.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een kerk.gez.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33"/>
          <table:table-cell table:number-columns-repeated="1002"/>
        </table:table-row>
        <table:table-row table:style-name="ro2">
          <table:covered-table-cell table:style-name="ce54"/>
          <table:table-cell table:style-name="ce2"/>
          <table:covered-table-cell table:style-name="ce86"/>
          <table:covered-table-cell table:style-name="ce88"/>
          <table:covered-table-cell table:style-name="TL ColHeader" table:number-columns-repeated="4"/>
          <table:covered-table-cell table:style-name="ce95"/>
          <table:covered-table-cell table:style-name="ce97"/>
          <table:covered-table-cell table:style-name="TL ColHeader" table:number-columns-repeated="4"/>
          <table:covered-table-cell table:style-name="ce95"/>
          <table:covered-table-cell table:style-name="ce97"/>
          <table:covered-table-cell table:style-name="TL ColHeader" table:number-columns-repeated="5"/>
          <table:covered-table-cell table:style-name="ce35"/>
          <table:table-cell table:number-columns-repeated="1002"/>
        </table:table-row>
        <table:table-row table:style-name="ro2">
          <table:covered-table-cell table:style-name="ce50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1002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HRowHeader" office:value-type="string">
            <text:p>Godgeleerdheid</text:p>
          </table:table-cell>
          <table:table-cell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66" office:value-type="float">
            <text:p>206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99" office:value-type="float">
            <text:p>3799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Rechtsgeleerdheid</text:p>
          </table:table-cell>
          <table:table-cell/>
          <table:table-cell ns41:value-type="float" table:style-name="TL Data" office:value="1658" office:value-type="float">
            <text:p>165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263" office:value-type="float">
            <text:p>2263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7775" office:value-type="float">
            <text:p>7775</text:p>
          </table:table-cell>
          <table:table-cell ns41:value-type="float" table:style-name="TL Data" office:value="1421" office:value-type="float">
            <text:p>1421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Geneeskunde</text:p>
          </table:table-cell>
          <table:table-cell/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297" office:value-type="float">
            <text:p>229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372" office:value-type="float">
            <text:p>2372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764" office:value-type="float">
            <text:p>7764</text:p>
          </table:table-cell>
          <table:table-cell ns41:value-type="float" table:style-name="TL Data" office:value="1056" office:value-type="float">
            <text:p>1056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Tandheelkunde</text:p>
          </table:table-cell>
          <table:table-cell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Wis- en natuurkunde, w.o.</text:p>
          </table:table-cell>
          <table:table-cell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1150" office:value-type="float">
            <text:p>1150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Wiskunde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Natuurkunde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2" office:value-type="float">
            <text:p>62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Biologie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Pharmacie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562" office:value-type="float">
            <text:p>562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Letteren en Wijsbegeerte, w.o.</text:p>
          </table:table-cell>
          <table:table-cell/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1375" office:value-type="float">
            <text:p>1375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Mod.talen</text:p>
          </table:table-cell>
          <table:table-cell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857" office:value-type="float">
            <text:p>857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Oude talen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Geschiedenis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Indologie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Sociale Geografie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Economie</text:p>
          </table:table-cell>
          <table:table-cell/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903" office:value-type="float">
            <text:p>2903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Veeartsenijkunde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Technische wetenschap, w.o.</text:p>
          </table:table-cell>
          <table:table-cell/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39" office:value-type="float">
            <text:p>173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880" office:value-type="float">
            <text:p>6880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Civiel</text:p>
          </table:table-cell>
          <table:table-cell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Werktuigkunde</text:p>
          </table:table-cell>
          <table:table-cell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Electrotechn.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02"/>
        </table:table-row>
        <table:table-row table:style-name="ro2">
          <table:table-cell ns41:value-type="string" table:style-name="TL HRowHeader" office:value-type="string">
            <text:p>Landbouwwetensch.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02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 table:style-name="ce62"/>
          <table:table-cell ns41:value-type="float" table:style-name="TL Data" office:value="7362" office:value-type="float">
            <text:p>7362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1907" office:value-type="float">
            <text:p>11907</text:p>
          </table:table-cell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3039" office:value-type="float">
            <text:p>303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979" office:value-type="float">
            <text:p>1979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1324" office:value-type="float">
            <text:p>11324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38958" office:value-type="float">
            <text:p>38958</text:p>
          </table:table-cell>
          <table:table-cell ns41:value-type="float" table:style-name="TL Data" office:value="5863" office:value-type="float">
            <text:p>5863</text:p>
          </table:table-cell>
          <table:table-cell table:number-columns-repeated="100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1" table:name="Tabel 11">
        <table:table-column table:style-name="co18" table:default-cell-style-name="ce12"/>
        <table:table-column table:style-name="co14" table:default-cell-style-name="ce12"/>
        <table:table-column table:style-name="co3" table:default-cell-style-name="Default" table:number-columns-repeated="7"/>
        <table:table-column table:style-name="co19" table:default-cell-style-name="ce12"/>
        <table:table-column table:style-name="co3" table:default-cell-style-name="Default" table:number-columns-repeated="1014"/>
        <table:table-row table:style-name="ro1">
          <table:table-cell ns41:value-type="string" table:style-name="TL Title" office:value-type="string">
            <text:p>Tabel 11. Academisch gevormden naar opleidingsplaats en kerkelijke gezindte</text:p>
          </table:table-cell>
          <table:table-cell table:style-name="TL Title" table:number-columns-repeated="20"/>
          <table:table-cell table:style-name="TL Title"/>
          <table:table-cell table:number-columns-repeated="1002"/>
        </table:table-row>
        <table:table-row table:style-name="ro1">
          <table:table-cell table:style-name="ce2" table:number-columns-repeated="22"/>
          <table:table-cell table:number-columns-repeated="1002"/>
        </table:table-row>
        <table:table-row table:style-name="ro2">
          <table:table-cell ns41:value-type="string" table:number-rows-spanned="3" table:style-name="TL RowProperty" table:number-columns-spanned="1" office:value-type="string">
            <text:p>Opleidingsplaats</text:p>
          </table:table-cell>
          <table:table-cell table:style-name="ce2"/>
          <table:table-cell ns41:value-type="string" table:number-rows-spanned="2" table:style-name="TL ColHeader" table:number-columns-spanned="2" office:value-type="string">
            <text:p>Rooms-Katholiek</text:p>
          </table:table-cell>
          <table:covered-table-cell table:style-name="ce93"/>
          <table:table-cell ns41:value-type="string" table:number-rows-spanned="2" table:style-name="TL ColHeader" table:number-columns-spanned="2" office:value-type="string">
            <text:p>Nederl. Hervormd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office:annotation draw:style-name="gr1" svg:height="2.118cm" draw:caption-point-y="0.222cm" svg:width="4.761cm" svg:x="14.655cm" draw:caption-point-x="0.904cm" svg:y="0.74cm" draw:text-style-name="P1">
              <dc:creator>CDM</dc:creator>
              <dc:date>2014-12-13T00:00:00</dc:date>
              <text:p text:style-name="P1"><text:span text:style-name="T1">Noot 1) Gereformeerde Kerken, Gereformeerde Kerken (art. 31), Christelijk Geref. Kerk, Gereformeerde Gem. en Oud Gereformeerde Gemeenten</text:span></text:p>
            </office:annotation>
            <text:p>Gereformeerd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Evangelisch Luthers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Doopsgezind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Remonstrant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Israëliet (Ned. en Port.)</text:p>
          </table:table-cell>
          <table:covered-table-cell table:style-name="ce96"/>
          <table:table-cell ns41:value-type="string" table:number-rows-spanned="2" table:style-name="TL ColHeader" table:number-columns-spanned="2" office:value-type="string">
            <text:p>Overige kerk.gez.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een kerk.gez.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33"/>
          <table:table-cell table:number-columns-repeated="1002"/>
        </table:table-row>
        <table:table-row table:style-name="ro2">
          <table:covered-table-cell table:style-name="ce99"/>
          <table:table-cell table:style-name="ce2"/>
          <table:covered-table-cell table:style-name="ce86"/>
          <table:covered-table-cell table:style-name="ce88"/>
          <table:covered-table-cell table:style-name="TL ColHeader" table:number-columns-repeated="10"/>
          <table:covered-table-cell table:style-name="ce95"/>
          <table:covered-table-cell table:style-name="ce97"/>
          <table:covered-table-cell table:style-name="TL ColHeader" table:number-columns-repeated="5"/>
          <table:covered-table-cell table:style-name="ce35"/>
          <table:table-cell table:number-columns-repeated="1002"/>
        </table:table-row>
        <table:table-row table:style-name="ro2">
          <table:covered-table-cell table:style-name="ce100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1002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362" office:value-type="float">
            <text:p>2362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168" office:value-type="float">
            <text:p>2168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6790" office:value-type="float">
            <text:p>6790</text:p>
          </table:table-cell>
          <table:table-cell ns41:value-type="float" table:style-name="TL Data" office:value="1518" office:value-type="float">
            <text:p>1518</text:p>
          </table:table-cell>
          <table:table-cell table:number-columns-repeated="1002"/>
        </table:table-row>
        <table:table-row table:style-name="ro2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975" office:value-type="float">
            <text:p>3975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188" office:value-type="float">
            <text:p>2188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9096" office:value-type="float">
            <text:p>9096</text:p>
          </table:table-cell>
          <table:table-cell ns41:value-type="float" table:style-name="TL Data" office:value="1546" office:value-type="float">
            <text:p>1546</text:p>
          </table:table-cell>
          <table:table-cell table:number-columns-repeated="1002"/>
        </table:table-row>
        <table:table-row table:style-name="ro2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828" office:value-type="float">
            <text:p>2828</text:p>
          </table:table-cell>
          <table:table-cell ns41:value-type="float" table:style-name="TL Data" office:value="513" office:value-type="float">
            <text:p>513</text:p>
          </table:table-cell>
          <table:table-cell table:number-columns-repeated="1002"/>
        </table:table-row>
        <table:table-row table:style-name="ro2">
          <table:table-cell ns41:value-type="string" table:style-name="TL RowHeader" office:value-type="string">
            <text:p>Amsterdam G.U.</text:p>
          </table:table-cell>
          <table:table-cell/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898" office:value-type="float">
            <text:p>1898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626" office:value-type="float">
            <text:p>5626</text:p>
          </table:table-cell>
          <table:table-cell ns41:value-type="float" table:style-name="TL Data" office:value="1444" office:value-type="float">
            <text:p>1444</text:p>
          </table:table-cell>
          <table:table-cell table:number-columns-repeated="1002"/>
        </table:table-row>
        <table:table-row table:style-name="ro2">
          <table:table-cell ns41:value-type="string" table:style-name="TL RowHeader" office:value-type="string">
            <text:p>Amsterdam V.U.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17" office:value-type="float">
            <text:p>1717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1002"/>
        </table:table-row>
        <table:table-row table:style-name="ro2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02"/>
        </table:table-row>
        <table:table-row table:style-name="ro2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68" office:value-type="float">
            <text:p>236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724" office:value-type="float">
            <text:p>5724</text:p>
          </table:table-cell>
          <table:table-cell ns41:value-type="float" table:style-name="TL Data" office:value="159" office:value-type="float">
            <text:p>159</text:p>
          </table:table-cell>
          <table:table-cell table:number-columns-repeated="1002"/>
        </table:table-row>
        <table:table-row table:style-name="ro2"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02"/>
        </table:table-row>
        <table:table-row table:style-name="ro2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1002"/>
        </table:table-row>
        <table:table-row table:style-name="ro2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02"/>
        </table:table-row>
        <table:table-row table:style-name="ro2"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2"/>
        </table:table-row>
        <table:table-row table:style-name="ro2">
          <table:table-cell ns41:value-type="string" table:style-name="TL RowHeader" office:value-type="string">
            <text:p>Buitenland</text:p>
          </table:table-cell>
          <table:table-cell/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318" office:value-type="float">
            <text:p>318</text:p>
          </table:table-cell>
          <table:table-cell table:number-columns-repeated="1002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2"/>
          <table:table-cell ns41:value-type="float" table:style-name="TL Data" office:value="7362" office:value-type="float">
            <text:p>7362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1907" office:value-type="float">
            <text:p>11907</text:p>
          </table:table-cell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3039" office:value-type="float">
            <text:p>303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979" office:value-type="float">
            <text:p>1979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1324" office:value-type="float">
            <text:p>11324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38958" office:value-type="float">
            <text:p>38958</text:p>
          </table:table-cell>
          <table:table-cell ns41:value-type="float" table:style-name="TL Data" office:value="5863" office:value-type="float">
            <text:p>5863</text:p>
          </table:table-cell>
          <table:table-cell table:number-columns-repeated="100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2" table:name="Tabel 12">
        <table:table-column table:style-name="co20" table:default-cell-style-name="ce12"/>
        <table:table-column table:style-name="co2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12. Academisch gevormden naar studierichting en sociale positie</text:p>
          </table:table-cell>
          <table:table-cell table:style-name="TL Title" table:number-columns-repeated="17"/>
          <table:table-cell table:style-name="TL Title"/>
          <table:table-cell table:number-columns-repeated="1005"/>
        </table:table-row>
        <table:table-row table:style-name="ro1">
          <table:table-cell table:style-name="ce2" table:number-columns-repeated="19"/>
          <table:table-cell table:number-columns-repeated="1005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udierichting</text:p>
          </table:table-cell>
          <table:table-cell table:style-name="ce2"/>
          <table:table-cell ns41:value-type="string" table:number-rows-spanned="3" table:style-name="TL ColHeader" table:number-columns-spanned="2" office:value-type="string">
            <text:p>Zelfst. Bedrijfshoofden</text:p>
          </table:table-cell>
          <table:covered-table-cell table:style-name="ce107"/>
          <table:table-cell ns41:value-type="string" table:number-rows-spanned="3" table:style-name="TL ColHeader" table:number-columns-spanned="1" office:value-type="string">
            <text:p>Medew. echtge-noten</text:p>
          </table:table-cell>
          <table:table-cell ns41:value-type="string" table:number-rows-spanned="3" table:style-name="TL ColHeader" table:number-columns-spanned="2" office:value-type="string">
            <text:p>Directeuren van N.V.'s, Coöp. enz. <text:s/></text:p>
          </table:table-cell>
          <table:covered-table-cell table:style-name="ce107"/>
          <table:table-cell ns41:value-type="string" table:number-rows-spanned="3" table:style-name="TL ColHeader" table:number-columns-spanned="2" office:value-type="string">
            <text:p>Bedrijfsleiders</text:p>
          </table:table-cell>
          <table:covered-table-cell table:style-name="ce107"/>
          <table:table-cell ns41:value-type="string" table:number-rows-spanned="3" table:style-name="TL ColHeader" table:number-columns-spanned="2" office:value-type="string">
            <text:p>Overige in dienstverband</text:p>
          </table:table-cell>
          <table:covered-table-cell table:style-name="ce117"/>
          <table:table-cell ns41:value-type="string" table:number-rows-spanned="3" table:style-name="TL ColHeader" table:number-columns-spanned="2" office:value-type="string">
            <text:p>Totaal aantal werkenden</text:p>
          </table:table-cell>
          <table:covered-table-cell table:style-name="ce107"/>
          <table:table-cell ns41:value-type="string" table:number-rows-spanned="1" table:style-name="TL ColHeader" table:number-columns-spanned="6" office:value-type="string">
            <text:p>Tijdelijk niet-werkenden</text:p>
          </table:table-cell>
          <table:covered-table-cell table:style-name="TL ColHeader" table:number-columns-repeated="4"/>
          <table:covered-table-cell table:style-name="ce120"/>
          <table:table-cell table:number-columns-repeated="1005"/>
        </table:table-row>
        <table:table-row table:style-name="ro2">
          <table:covered-table-cell table:style-name="ce54"/>
          <table:table-cell table:style-name="ce2"/>
          <table:covered-table-cell table:style-name="ce105"/>
          <table:covered-table-cell table:style-name="ce108"/>
          <table:covered-table-cell table:style-name="ce111"/>
          <table:covered-table-cell table:style-name="ce113"/>
          <table:covered-table-cell table:style-name="ce108"/>
          <table:covered-table-cell table:style-name="ce113"/>
          <table:covered-table-cell table:style-name="ce108"/>
          <table:covered-table-cell table:style-name="ce115"/>
          <table:covered-table-cell table:style-name="ce118"/>
          <table:covered-table-cell table:style-name="ce113"/>
          <table:covered-table-cell table:style-name="ce108"/>
          <table:table-cell ns41:value-type="string" table:number-rows-spanned="2" table:style-name="TL ColHeader" table:number-columns-spanned="2" office:value-type="string">
            <text:p>Wachtgelders, werkzoekend</text:p>
          </table:table-cell>
          <table:covered-table-cell table:style-name="ce121"/>
          <table:table-cell ns41:value-type="string" table:number-rows-spanned="2" table:style-name="TL ColHeader" table:number-columns-spanned="2" office:value-type="string">
            <text:p>Tijdelijk in milit.dienst</text:p>
          </table:table-cell>
          <table:covered-table-cell table:style-name="ce121"/>
          <table:table-cell ns41:value-type="string" table:number-rows-spanned="2" table:style-name="TL ColHeader" table:number-columns-spanned="2" office:value-type="string">
            <text:p>Geïnterneerd</text:p>
          </table:table-cell>
          <table:covered-table-cell table:style-name="ce122"/>
          <table:table-cell table:number-columns-repeated="1005"/>
        </table:table-row>
        <table:table-row table:style-name="ro2">
          <table:covered-table-cell table:style-name="ce54"/>
          <table:table-cell table:style-name="ce2"/>
          <table:covered-table-cell table:style-name="ce106"/>
          <table:covered-table-cell table:style-name="ce109"/>
          <table:covered-table-cell table:style-name="ce112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16"/>
          <table:covered-table-cell table:style-name="ce119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14"/>
          <table:covered-table-cell table:style-name="ce109"/>
          <table:covered-table-cell table:style-name="ce114"/>
          <table:covered-table-cell table:style-name="ce123"/>
          <table:table-cell table:number-columns-repeated="1005"/>
        </table:table-row>
        <table:table-row table:style-name="ro1">
          <table:covered-table-cell table:style-name="ce102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table:number-columns-repeated="2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1005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HRowHeader" office:value-type="string">
            <text:p>Godgeleerdheid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03" office:value-type="float">
            <text:p>320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234" office:value-type="float">
            <text:p>323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Rechtsgeleerdheid</text:p>
          </table:table-cell>
          <table:table-cell/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39" office:value-type="float">
            <text:p>413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6483" office:value-type="float">
            <text:p>6483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Geneeskunde</text:p>
          </table:table-cell>
          <table:table-cell/>
          <table:table-cell ns41:value-type="float" table:style-name="TL Data" office:value="4335" office:value-type="float">
            <text:p>4335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69" office:value-type="float">
            <text:p>216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6520" office:value-type="float">
            <text:p>6520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Tandheelkunde</text:p>
          </table:table-cell>
          <table:table-cell/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Wis- en natuurkunde, w.o.</text:p>
          </table:table-cell>
          <table:table-cell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85" office:value-type="float">
            <text:p>238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108" office:value-type="float">
            <text:p>3108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Wiskunde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Natuurkund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Biologi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Pharmacie</text:p>
          </table:table-cell>
          <table:table-cell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Letteren en Wijsbegeerte, w.o.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17" office:value-type="float">
            <text:p>1917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2096" office:value-type="float">
            <text:p>2096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Mod.talen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Oude talen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Geschiedenis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Indologi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Sociale Geografi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Economie</text:p>
          </table:table-cell>
          <table:table-cell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568" office:value-type="float">
            <text:p>256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Veeartsenijkunde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Technische wetenschap, w.o.</text:p>
          </table:table-cell>
          <table:table-cell/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69" office:value-type="float">
            <text:p>376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852" office:value-type="float">
            <text:p>585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Civiel</text:p>
          </table:table-cell>
          <table:table-cell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Werktuigkunde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Electrotechn.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2">
          <table:table-cell ns41:value-type="string" table:style-name="TL HRowHeader" office:value-type="string">
            <text:p>Landbouwwetenschappen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5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 table:style-name="ce62"/>
          <table:table-cell ns41:value-type="float" table:style-name="TL Data" office:value="9602" office:value-type="float">
            <text:p>9602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77" office:value-type="float">
            <text:p>147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708" office:value-type="float">
            <text:p>20708</text:p>
          </table:table-cell>
          <table:table-cell ns41:value-type="float" table:style-name="TL Data" office:value="2131" office:value-type="float">
            <text:p>2131</text:p>
          </table:table-cell>
          <table:table-cell ns41:value-type="float" table:style-name="TL Data" office:value="32898" office:value-type="float">
            <text:p>32898</text:p>
          </table:table-cell>
          <table:table-cell ns41:value-type="float" table:style-name="TL Data" office:value="3314" office:value-type="float">
            <text:p>3314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0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3" table:name="Tabel 13">
        <table:table-column table:style-name="co21" table:default-cell-style-name="ce12"/>
        <table:table-column table:style-name="co22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13. Academisch gevormden naar studierichting en bedrijfsklassen (incl. tijdelijk niet werkenden)</text:p>
          </table:table-cell>
          <table:table-cell table:style-name="TL Title" table:number-columns-repeated="32"/>
          <table:table-cell table:style-name="TL Title"/>
          <table:table-cell table:number-columns-repeated="990"/>
        </table:table-row>
        <table:table-row table:style-name="ro1">
          <table:table-cell table:style-name="ce16" table:number-columns-repeated="34"/>
          <table:table-cell table:number-columns-repeated="990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udierichting</text:p>
          </table:table-cell>
          <table:table-cell table:style-name="ce16"/>
          <table:table-cell ns41:value-type="string" table:number-rows-spanned="3" table:style-name="TL ColHeader" table:number-columns-spanned="2" office:value-type="string">
            <text:p>Aardewerk, glas, kalk, stenen kl. 01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Diamant e.a. edelstenen kl. 02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Grafische nijverh., fotografie kl. 03 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Bouwnijverheid kl. 04</text:p>
          </table:table-cell>
          <table:covered-table-cell table:style-name="ce107"/>
          <table:table-cell ns41:value-type="string" table:number-rows-spanned="3" table:style-name="TL ColHeader" table:number-columns-spanned="2" office:value-type="string">
            <text:p>Chemische nijverh. (incl.apothekers-bedr) kl. 05 <text:s/>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Bewerking van hout, kurk, stro kl.06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Kleding en reiniging kl. 07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Kunstnijverheid kl. 08</text:p>
          </table:table-cell>
          <table:covered-table-cell table:style-name="ce107"/>
          <table:table-cell ns41:value-type="string" table:number-rows-spanned="3" table:style-name="TL ColHeader" table:number-columns-spanned="2" office:value-type="string">
            <text:p>Leder, wasdoek, rubber kl. 09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Mijnbouw, veenderijen enz. kl. 10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Metaal nijverh., Scheepsbouw enz. kl. 11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Papiernijverh. kl. 14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Textiel nijverh. kl. 15</text:p>
          </table:table-cell>
          <table:covered-table-cell table:style-name="ce107"/>
          <table:table-cell ns41:value-type="string" table:number-rows-spanned="3" table:style-name="TL ColHeader" table:number-columns-spanned="2" office:value-type="string">
            <text:p>Gas-, electro-, waterl. Bedrijf kl. 16 <text:s/>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Voedings en genotmidd. kl. 17</text:p>
          </table:table-cell>
          <table:covered-table-cell table:style-name="ce110"/>
          <table:table-cell ns41:value-type="string" table:number-rows-spanned="3" table:style-name="TL ColHeader" table:number-columns-spanned="2" office:value-type="string">
            <text:p>Totaal nijverheid kl. 01-07</text:p>
          </table:table-cell>
          <table:covered-table-cell table:style-name="ce120"/>
          <table:table-cell table:number-columns-repeated="990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style-name="TL ColHeader" table:number-columns-repeated="5"/>
          <table:covered-table-cell table:style-name="ce113"/>
          <table:covered-table-cell table:style-name="ce108"/>
          <table:covered-table-cell table:style-name="TL ColHeader" table:number-columns-repeated="6"/>
          <table:covered-table-cell table:style-name="ce113"/>
          <table:covered-table-cell table:style-name="ce108"/>
          <table:covered-table-cell table:style-name="TL ColHeader" table:number-columns-repeated="8"/>
          <table:covered-table-cell table:style-name="ce113"/>
          <table:covered-table-cell table:style-name="ce108"/>
          <table:covered-table-cell table:style-name="TL ColHeader" table:number-columns-repeated="5"/>
          <table:covered-table-cell table:style-name="ce47"/>
          <table:table-cell table:number-columns-repeated="990"/>
        </table:table-row>
        <table:table-row table:style-name="ro4">
          <table:covered-table-cell table:style-name="ce54"/>
          <table:table-cell table:style-name="ce2"/>
          <table:covered-table-cell table:style-name="ce43"/>
          <table:covered-table-cell table:style-name="TL ColHeader" table:number-columns-repeated="5"/>
          <table:covered-table-cell table:style-name="ce114"/>
          <table:covered-table-cell table:style-name="ce109"/>
          <table:covered-table-cell table:style-name="TL ColHeader" table:number-columns-repeated="6"/>
          <table:covered-table-cell table:style-name="ce114"/>
          <table:covered-table-cell table:style-name="ce109"/>
          <table:covered-table-cell table:style-name="TL ColHeader" table:number-columns-repeated="8"/>
          <table:covered-table-cell table:style-name="ce114"/>
          <table:covered-table-cell table:style-name="ce109"/>
          <table:covered-table-cell table:style-name="TL ColHeader" table:number-columns-repeated="5"/>
          <table:covered-table-cell table:style-name="ce47"/>
          <table:table-cell table:number-columns-repeated="990"/>
        </table:table-row>
        <table:table-row table:style-name="ro2">
          <table:covered-table-cell table:style-name="ce50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B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990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ns41:value-type="float" table:style-name="TL ColHeader" office:value="27" office:value-type="float">
            <text:p>27</text:p>
          </table:table-cell>
          <table:table-cell ns41:value-type="float" table:style-name="TL ColHeader" office:value="28" office:value-type="float">
            <text:p>28</text:p>
          </table:table-cell>
          <table:table-cell ns41:value-type="float" table:style-name="TL ColHeader" office:value="29" office:value-type="float">
            <text:p>29</text:p>
          </table:table-cell>
          <table:table-cell ns41:value-type="float" table:style-name="TL ColHeader" office:value="30" office:value-type="float">
            <text:p>30</text:p>
          </table:table-cell>
          <table:table-cell ns41:value-type="float" table:style-name="TL ColHeader" office:value="31" office:value-type="float">
            <text:p>31</text:p>
          </table:table-cell>
          <table:table-cell ns41:value-type="float" table:style-name="TL ColHeader" office:value="32" office:value-type="float">
            <text:p>32</text:p>
          </table:table-cell>
          <table:table-cell ns41:value-type="float" table:style-name="TL ColHeader" office:value="33" office:value-type="float">
            <text:p>33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HRowHeader" office:value-type="string">
            <text:p>Godgeleerdhei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Rechtsgeleerdheid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Geneeskund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Tandheelkund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5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Wis- en natuurkunde, w.o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321" office:value-type="float">
            <text:p>321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Wiskun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9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Natuurkund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Biologi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1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Pharmaci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303" office:value-type="float">
            <text:p>303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Letteren en Wijsbegeerte, w.o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Mod.tal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Oude tal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Geschiedenis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Indologi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9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Sociale Geografi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Economie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Veeartsenijkun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1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Technische wetenschap., w.o.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Civiel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Werktuigkunde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Electrotechn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990"/>
        </table:table-row>
        <table:table-row table:style-name="ro2">
          <table:table-cell ns41:value-type="string" table:style-name="TL HRowHeader" office:value-type="string">
            <text:p>Landbouwwetensch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0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 table:style-name="ce62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245" office:value-type="float">
            <text:p>4245</text:p>
          </table:table-cell>
          <table:table-cell ns41:value-type="float" table:style-name="TL Data" office:value="396" office:value-type="float">
            <text:p>396</text:p>
          </table:table-cell>
          <table:table-cell table:number-columns-repeated="99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4" table:name="Tabel 13A">
        <table:table-column table:style-name="co23" table:default-cell-style-name="ce12"/>
        <table:table-column table:style-name="co8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13. (vervolg) Academisch gevormden naar studierichting en bedrijfsklassen (incl. tijdelijk niet werkenden)</text:p>
          </table:table-cell>
          <table:table-cell table:style-name="TL Title" table:number-columns-repeated="28"/>
          <table:table-cell table:style-name="TL Title"/>
          <table:table-cell table:style-name="ce144" table:number-columns-repeated="994"/>
        </table:table-row>
        <table:table-row table:style-name="ro1">
          <table:table-cell table:style-name="ce130" table:number-columns-repeated="30"/>
          <table:table-cell table:style-name="ce144" table:number-columns-repeated="994"/>
        </table:table-row>
        <table:table-row table:style-name="ro5">
          <table:table-cell ns41:value-type="string" table:number-rows-spanned="2" table:style-name="TL RowProperty" table:number-columns-spanned="1" office:value-type="string">
            <text:p>Studierichting</text:p>
          </table:table-cell>
          <table:table-cell table:style-name="ce135"/>
          <table:table-cell ns41:value-type="string" table:number-rows-spanned="1" table:style-name="TL ColHeader" table:number-columns-spanned="2" office:value-type="string">
            <text:p>Totaal nijverheid kl. 01-17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Landbouw kl.20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Visserij en jacht kl.30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Winkels kl. 40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Overige handel kl. 41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Verkeer kl. 42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Crediet en bankwezen kl. 50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Verzekerings-wezen kl.51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Overheidsdienst, Vrije ber. kl. 60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Onderwijs kl. 61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Eredienst kl. 62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Huiselijke diensten kl. 70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office:annotation draw:style-name="gr1" svg:height="1.694cm" draw:caption-point-y="-1.075cm" svg:width="3.551cm" svg:x="54.02cm" draw:caption-point-x="-0.426cm" svg:y="2.037cm" draw:text-style-name="P1">
              <dc:creator>CDM</dc:creator>
              <dc:date>2014-12-13T00:00:00</dc:date>
              <text:p text:style-name="P1"><text:span text:style-name="T1">Noot 1) Bijna uitsluitend tijdelijk niet werkenden, die geen vroeger beroep hebben vermeld.</text:span></text:p>
            </office:annotation>
            <text:p>Beroep onbekend</text:p>
          </table:table-cell>
          <table:covered-table-cell table:style-name="ce139"/>
          <table:table-cell ns41:value-type="string" table:number-rows-spanned="1" table:style-name="TL ColHeader" table:number-columns-spanned="2" office:value-type="string">
            <text:p>Totaal</text:p>
          </table:table-cell>
          <table:covered-table-cell table:style-name="ce141"/>
          <table:table-cell table:number-columns-repeated="994"/>
        </table:table-row>
        <table:table-row table:style-name="ro2">
          <table:covered-table-cell table:style-name="ce132"/>
          <table:table-cell table:style-name="ce135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number-columns-repeated="994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ns41:value-type="float" table:style-name="TL ColHeader" office:value="27" office:value-type="float">
            <text:p>27</text:p>
          </table:table-cell>
          <table:table-cell ns41:value-type="float" table:style-name="TL ColHeader" office:value="28" office:value-type="float">
            <text:p>28</text:p>
          </table:table-cell>
          <table:table-cell ns41:value-type="float" table:style-name="TL ColHeader" office:value="29" office:value-type="float">
            <text:p>29</text:p>
          </table:table-cell>
          <table:table-cell table:number-columns-repeated="994"/>
        </table:table-row>
        <table:table-row table:style-name="ro1">
          <table:table-cell table:style-name="ce133"/>
          <table:table-cell/>
          <table:table-cell table:style-name="ce138" table:number-columns-repeated="28"/>
          <table:table-cell table:style-name="ce18"/>
          <table:table-cell table:number-columns-repeated="993"/>
        </table:table-row>
        <table:table-row table:style-name="ro2">
          <table:table-cell ns41:value-type="string" table:style-name="TL HRowHeader" office:value-type="string">
            <text:p>Godgeleerdheid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97" office:value-type="float">
            <text:p>2897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34" office:value-type="float">
            <text:p>3334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Rechtsgeleerdheid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274" office:value-type="float">
            <text:p>5274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262" office:value-type="float">
            <text:p>7262</text:p>
          </table:table-cell>
          <table:table-cell ns41:value-type="float" table:style-name="TL Data" office:value="742" office:value-type="float">
            <text:p>742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Geneeskunde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24" office:value-type="float">
            <text:p>6824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359" office:value-type="float">
            <text:p>7359</text:p>
          </table:table-cell>
          <table:table-cell ns41:value-type="float" table:style-name="TL Data" office:value="745" office:value-type="float">
            <text:p>745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Tandheelkund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207" office:value-type="float">
            <text:p>207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Wis- en natuurkunde, w.o.</text:p>
          </table:table-cell>
          <table:table-cell/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83" office:value-type="float">
            <text:p>3383</text:p>
          </table:table-cell>
          <table:table-cell ns41:value-type="float" table:style-name="TL Data" office:value="637" office:value-type="float">
            <text:p>637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Wiskund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Natuurkunde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Biologie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22" office:value-type="float">
            <text:p>122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Pharmacie</text:p>
          </table:table-cell>
          <table:table-cell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351" office:value-type="float">
            <text:p>351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Letteren en Wijsbegeerte, w.o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583" office:value-type="float">
            <text:p>1583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818" office:value-type="float">
            <text:p>818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Mod.tal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505" office:value-type="float">
            <text:p>505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Oude tal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58" office:value-type="float">
            <text:p>158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Geschiedeni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03" office:value-type="float">
            <text:p>103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Indologi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Sociale Geografi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Economie</text:p>
          </table:table-cell>
          <table:table-cell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82" office:value-type="float">
            <text:p>148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70" office:value-type="float">
            <text:p>2870</text:p>
          </table:table-cell>
          <table:table-cell ns41:value-type="float" table:style-name="TL Data" office:value="82" office:value-type="float">
            <text:p>82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Veeartsenijkunde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Technische wetenschap., w.o.</text:p>
          </table:table-cell>
          <table:table-cell/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11" office:value-type="float">
            <text:p>261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71" office:value-type="float">
            <text:p>6471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Civiel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Werktuigkunde</text:p>
          </table:table-cell>
          <table:table-cell/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Electrotechn.</text:p>
          </table:table-cell>
          <table:table-cell/>
          <table:table-cell ns41:value-type="float" table:style-name="TL Data" office:value="487" office:value-type="float">
            <text:p>48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74" office:value-type="float">
            <text:p>74</text:p>
          </table:table-cell>
          <table:table-cell table:number-columns-repeated="994"/>
        </table:table-row>
        <table:table-row table:style-name="ro2">
          <table:table-cell ns41:value-type="string" table:style-name="TL HRowHeader" office:value-type="string">
            <text:p>Landbouwwetensch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4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 table:style-name="ce62"/>
          <table:table-cell ns41:value-type="float" table:style-name="TL Data" office:value="4245" office:value-type="float">
            <text:p>4245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0365" office:value-type="float">
            <text:p>20365</text:p>
          </table:table-cell>
          <table:table-cell ns41:value-type="float" table:style-name="TL Data" office:value="1905" office:value-type="float">
            <text:p>1905</text:p>
          </table:table-cell>
          <table:table-cell ns41:value-type="float" table:style-name="TL Data" office:value="4294" office:value-type="float">
            <text:p>4294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3027" office:value-type="float">
            <text:p>302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6554" office:value-type="float">
            <text:p>36554</text:p>
          </table:table-cell>
          <table:table-cell ns41:value-type="float" table:style-name="TL Data" office:value="3471" office:value-type="float">
            <text:p>3471</text:p>
          </table:table-cell>
          <table:table-cell table:number-columns-repeated="99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5" table:name="Tabel 14">
        <table:table-column table:style-name="co24" table:default-cell-style-name="ce12"/>
        <table:table-column table:style-name="co12" table:default-cell-style-name="ce12"/>
        <table:table-column table:style-name="co3" table:default-cell-style-name="Default" table:number-columns-repeated="1022"/>
        <table:table-row table:style-name="ro1">
          <table:table-cell ns41:value-type="string" table:style-name="TL Title" office:value-type="string">
            <text:p>Tabel 14. Academisch gevormden naar studierichting en voornaamste bedrijfsgroepen (excl. tijdelijk niet werkenden)</text:p>
          </table:table-cell>
          <table:table-cell table:style-name="TL Title" table:number-columns-repeated="25"/>
          <table:table-cell table:style-name="TL Title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2">
          <table:table-cell ns41:value-type="string" table:number-rows-spanned="3" table:style-name="TL RowProperty" table:number-columns-spanned="1" office:value-type="string">
            <text:p>Bedrijfsklasse en -groep</text:p>
          </table:table-cell>
          <table:table-cell table:style-name="ce2"/>
          <table:table-cell ns41:value-type="string" table:number-rows-spanned="3" table:style-name="TL ColHeader" table:number-columns-spanned="1" office:value-type="string">
            <text:p>Godgeleerdheid</text:p>
          </table:table-cell>
          <table:table-cell ns41:value-type="string" table:number-rows-spanned="3" table:style-name="TL ColHeader" table:number-columns-spanned="1" office:value-type="string">
            <text:p>Rechtsgeleerdh.</text:p>
          </table:table-cell>
          <table:table-cell ns41:value-type="string" table:number-rows-spanned="3" table:style-name="TL ColHeader" table:number-columns-spanned="1" office:value-type="string">
            <text:p>Geneeskunde</text:p>
          </table:table-cell>
          <table:table-cell ns41:value-type="string" table:number-rows-spanned="3" table:style-name="TL ColHeader" table:number-columns-spanned="1" office:value-type="string">
            <text:p>Tandheelkunde</text:p>
          </table:table-cell>
          <table:table-cell ns41:value-type="string" table:number-rows-spanned="1" table:style-name="TL ColHeader" table:number-columns-spanned="6" office:value-type="string">
            <text:p>Wis- en Natuurkunde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4" office:value-type="string">
            <text:p>Lett. en Wijsbeg.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1" office:value-type="string">
            <text:p>Indologie</text:p>
          </table:table-cell>
          <table:table-cell ns41:value-type="string" table:number-rows-spanned="3" table:style-name="TL ColHeader" table:number-columns-spanned="1" office:value-type="string">
            <text:p>Sociale geografie</text:p>
          </table:table-cell>
          <table:table-cell ns41:value-type="string" table:number-rows-spanned="3" table:style-name="TL ColHeader" table:number-columns-spanned="1" office:value-type="string">
            <text:p>Economie</text:p>
          </table:table-cell>
          <table:table-cell ns41:value-type="string" table:number-rows-spanned="3" table:style-name="TL ColHeader" table:number-columns-spanned="1" office:value-type="string">
            <text:p>Veeartsenijkunde</text:p>
          </table:table-cell>
          <table:table-cell ns41:value-type="string" table:number-rows-spanned="1" table:style-name="TL ColHeader" table:number-columns-spanned="5" office:value-type="string">
            <text:p>Techn. Wetensch.</text:p>
          </table:table-cell>
          <table:covered-table-cell table:style-name="TL ColHeader" table:number-columns-repeated="4"/>
          <table:table-cell ns41:value-type="string" table:number-rows-spanned="3" table:style-name="TL ColHeader" table:number-columns-spanned="1" office:value-type="string">
            <text:p>Landbouwwetensch.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table-cell table:number-columns-repeated="997"/>
        </table:table-row>
        <table:table-row table:style-name="ro2">
          <table:covered-table-cell table:style-name="ce99"/>
          <table:table-cell table:style-name="ce2"/>
          <table:covered-table-cell table:style-name="ce147"/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5" office:value-type="string">
            <text:p>waaronder</text:p>
          </table:table-cell>
          <table:covered-table-cell table:style-name="TL ColHeader" table:number-columns-repeated="4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3" office:value-type="string">
            <text:p>waaronder</text:p>
          </table:table-cell>
          <table:covered-table-cell table:style-name="TL ColHeader" table:number-columns-repeated="6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4" office:value-type="string">
            <text:p>waaronder</text:p>
          </table:table-cell>
          <table:covered-table-cell table:style-name="TL ColHeader" table:number-columns-repeated="4"/>
          <table:covered-table-cell table:style-name="ce36"/>
          <table:table-cell table:number-columns-repeated="997"/>
        </table:table-row>
        <table:table-row table:style-name="ro6">
          <table:covered-table-cell table:style-name="ce100"/>
          <table:table-cell table:style-name="ce2"/>
          <table:covered-table-cell table:style-name="ce125"/>
          <table:covered-table-cell table:style-name="TL ColHeader" table:number-columns-repeated="3"/>
          <table:covered-table-cell table:style-name="ce126"/>
          <table:table-cell ns41:value-type="string" table:style-name="TL ColHeader" office:value-type="string">
            <text:p>Wiskunde</text:p>
          </table:table-cell>
          <table:table-cell ns41:value-type="string" table:style-name="TL ColHeader" office:value-type="string">
            <text:p>Natuurkunde</text:p>
          </table:table-cell>
          <table:table-cell ns41:value-type="string" table:style-name="TL ColHeader" office:value-type="string">
            <text:p>Scheikunde</text:p>
          </table:table-cell>
          <table:table-cell ns41:value-type="string" table:style-name="TL ColHeader" office:value-type="string">
            <text:p>Biologie</text:p>
          </table:table-cell>
          <table:table-cell ns41:value-type="string" table:style-name="TL ColHeader" office:value-type="string">
            <text:p>Pharmacie</text:p>
          </table:table-cell>
          <table:covered-table-cell table:style-name="ce126"/>
          <table:table-cell ns41:value-type="string" table:style-name="TL ColHeader" office:value-type="string">
            <text:p>Mod. talen</text:p>
          </table:table-cell>
          <table:table-cell ns41:value-type="string" table:style-name="TL ColHeader" office:value-type="string">
            <text:p>Oude. talen</text:p>
          </table:table-cell>
          <table:table-cell ns41:value-type="string" table:style-name="TL ColHeader" office:value-type="string">
            <text:p>Geschiedenus</text:p>
          </table:table-cell>
          <table:covered-table-cell table:style-name="TL ColHeader" table:number-columns-repeated="4"/>
          <table:covered-table-cell table:style-name="ce126"/>
          <table:table-cell ns41:value-type="string" table:style-name="TL ColHeader" office:value-type="string">
            <text:p>Civiel</text:p>
          </table:table-cell>
          <table:table-cell ns41:value-type="string" table:style-name="TL ColHeader" office:value-type="string">
            <text:p>Werktuigkunde</text:p>
          </table:table-cell>
          <table:table-cell ns41:value-type="string" table:style-name="TL ColHeader" office:value-type="string">
            <text:p>Electrotechn.</text:p>
          </table:table-cell>
          <table:table-cell ns41:value-type="string" table:style-name="TL ColHeader" office:value-type="string">
            <text:p>Scheikunde</text:p>
          </table:table-cell>
          <table:covered-table-cell table:style-name="ce28"/>
          <table:covered-table-cell table:style-name="ce36"/>
          <table:table-cell table:number-columns-repeated="997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HRowHeader" office:value-type="string">
            <text:p>01 Aardewerk, glas, kalk, sten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Baksteenfabriek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5 Aardewerk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0 Cementfabrieken <text:s/>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3 Andere glas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table:style-name="TL Data"/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02 Diamant e.a. edelsten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5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03 Grafische nijverheid. Fotografi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Boekdrukkerijen e.d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7 Fotografische bedrijv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04 Bouwnijverheid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0" office:value-type="float">
            <text:p>22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Grond- en waterbouwk.werken <text:s text:c="3"/>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5 Burgerlijke en utiliteitsbouw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" office:value-type="float">
            <text:p>14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05 Chemische nijverheid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49" office:value-type="float">
            <text:p>134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2 Superfosfaat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3 Stikstof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7 Raffinaderijen v. petroleum e.d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3 Andere verfstoffen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4 Verfmalerijen, lakstok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1 Zeep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2 Sodaraffinad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3 Fabrieken v. genees- en verbandmiddel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4 Apothekersbedrijv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6" office:value-type="float">
            <text:p>78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6 Essence- en reukstoffenfab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7 Parfumerie- en tandreinigingsmiddelen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8 Poets- en smeermiddelenfab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9 Andere chemische 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1" office:value-type="float">
            <text:p>9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06 Bewerking van hout, kurk, stro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9 Meubelfabr.en meubelmakerij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07 Kleding en reiniging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Confectiefabriek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08 Kunstnijverhei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09 Leder-, wasdoek-, rubbernijverh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2 Leerlooi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7 Fabr.v.rubberart.,vulcaniseerin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10 Mijnbouw, veenderijen, enz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9" office:value-type="float">
            <text:p>22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2 Steenkolenmijn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3" office:value-type="float">
            <text:p>43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9" office:value-type="float">
            <text:p>19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1 Oliewinning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11 Metaalnijverheid, scheepsbouw,enz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44" office:value-type="float">
            <text:p>134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Hoogovenbedrijv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8 IJzer- en staalgieterijen 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4 Metaalwaren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5 Emailewaren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1 Electr.draad- en kabelfabrieken <text:s text:c="2"/>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5 Fabr.v.plaatijzeren en -stalenart. 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6 Gereedschapmakerijen, ijzer- en staalwaren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5 Constructiewerkplaats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8 Machine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2" office:value-type="float">
            <text:p>22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41 Scheepswerv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48 Autorep. Inrichting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52 Spoor- en tramwegwerkplaats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7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53 Wagon- en carosseriefabr,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57 Vliegtuigfab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58 Gloeilampen- en radiobuizenfab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1" office:value-type="float">
            <text:p>19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59 Electrotechn.apparat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9" office:value-type="float">
            <text:p>29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62 Instrumentfabr./mak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68 Electrotechn.instell.in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69 Loodgieterijen, aanleg v. centr. verw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14 Papiernijverheid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4 Papier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6 Papierwaren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15 Textielnijverheid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2" office:value-type="float">
            <text:p>20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9 Wolwev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1 Tricotagefabr. en bri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4 Katoen- en linnenwev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7 Kunstgarenspinn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16 Gas-, electr.-, waterl.bed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2" office:value-type="float">
            <text:p>27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Gas- en cokes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3 Electriciteitsbedrijv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6 Waterleidingbedrijv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8 Distributiebedrijv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3" office:value-type="float">
            <text:p>15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17 Voedings- en geneesmiddel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00" office:value-type="float">
            <text:p>50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2 Graanmalerijen en veevoederfab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3 Meel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1 Biscuit- en koekfab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6 Beetwortelsuikerfabr. 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9 Cacao- en chocoladefab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1 Boter- en kaasfab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4 Fabr.v.gecondenseerde melk enz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5 Olie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6 Margarine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8 Slachthuiz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6 Groenten- en vruchtenconservenfabrieken <text:s text:c="3"/>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7 Gist- en spiritusfabr., brand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8 Distilleerderijen en likeurstok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9 Bierbrouw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43 Sigarenfabrie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45 Koffiebranderij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20 Landbouw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88" office:value-type="float">
            <text:p>18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Akkerbouw en veehouderij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2 Groenten- en ooftteelt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7 Bosbouw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8 Ontginning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30 Visserij en jacht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40 Winkel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Warenhuiz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5 Boeken, schrijfbehoef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1 Schilderijen, kunstart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8 Dames- en herenconfecti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41 Overige handel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67" office:value-type="float">
            <text:p>106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6 Bouwmaterial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9 Chemicaliën, geneesmiddel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1 Hout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9 Brandstoff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0 Petroleum, techn.oliën en vetten, benzin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1 Ertsen, metal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2 Machineriën, ijzerwaren, electrotechn. en sanitaire art. <text:s/>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3 Kantoormeubelen, - machines, - artikel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6 Automobiel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8 Uurwerken, fotoart., instrumenten, optiek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1 Papier, papierwar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4 Textiek, vloerbedekking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6 Granen, zaden, veev.four., enz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42 Melk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table:style-name="TL Data"/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44 Margarin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48 Kruidenierswar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51 Bier, wijnen, gedistell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54 Koffie, thee, cacao en suiker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61 Alg.in- en uitvoer-, agentuuren en commissiehandel 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65 Uitgeversbedrijv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68 Bemiddelingsbereau'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70 Exploitatie van en handel in onroerende goeder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42 Verkee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7" office:value-type="float">
            <text:p>69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Luchtvaart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2 Spoorwege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3 Tramweg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7 Vrachtwagen- en autotransport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9 Zeescheepvaart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14" office:value-type="float">
            <text:p>11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1 Binnenscheepvaart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9 Stuwadoors, cargadoors e.d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1 Opslagplaatsen v.eigen ond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3. Posterijen, telegrafie, telefon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6 Radiostations, -distributiebedr. 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8 Pensions en tehui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50 Crediet- en bankwez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94" office:value-type="float">
            <text:p>69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Geld, effectenhand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4" office:value-type="float">
            <text:p>55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2 Financieringsinst.v.bijz. doeleind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3 Landbouwcredietban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5 Hypotheekban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X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7 Spaarbank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51 Verzekeringswez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4" office:value-type="float">
            <text:p>59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60 Overheidsdienst, vrije beroepen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384" office:value-type="float">
            <text:p>5384</text:p>
          </table:table-cell>
          <table:table-cell ns41:value-type="float" table:style-name="TL Data" office:value="6804" office:value-type="float">
            <text:p>6804</text:p>
          </table:table-cell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2391" office:value-type="float">
            <text:p>2391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0282" office:value-type="float">
            <text:p>2028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Overheidsdiensten, bedrijfsorg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481" office:value-type="float">
            <text:p>348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2 Diplomatie, consulaatwez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3 Land-, zee- en luchtmacht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6" office:value-type="float">
            <text:p>21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4 Belasting en financiewe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3" office:value-type="float">
            <text:p>18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6 Rechts-, politie-, <text:s/>gevangeniswez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95" office:value-type="float">
            <text:p>119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9 Overheidstoezi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413" office:value-type="float">
            <text:p>41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0 Archieven, musea e.a. wetensch. Ins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8" office:value-type="float">
            <text:p>31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1 Laboratoria, proefstations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32" office:value-type="float">
            <text:p>113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2 Bureau's v. beroepskeuze 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82" office:value-type="float">
            <text:p>8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3 Bibliotheken en leeszal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4 Rechtskundige bureau's e.d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80" office:value-type="float">
            <text:p>158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6 Notariskantor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7 Accountants- en econ.advieskantor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14" office:value-type="float">
            <text:p>81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8 Ingenieurs- en architectenbur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0" office:value-type="float">
            <text:p>64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9 Expertise- en taxatiebureau's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0 Adm.kantoren v.eigen ondern.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6" office:value-type="float">
            <text:p>13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2 Adm.kantoren v.buitenl.onder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5" office:value-type="float">
            <text:p>39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3 Verenigingskantoren 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1" office:value-type="float">
            <text:p>30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4 Journalistiek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0" office:value-type="float">
            <text:p>21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5 Letterkundigen, kunstschilders e.d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6 Vertaalburreau's 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7 Dokterspraktij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777" office:value-type="float">
            <text:p>477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805" office:value-type="float">
            <text:p>480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8 Dierenartspraktij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480" office:value-type="float">
            <text:p>48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29 Tandartspraktijk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337" office:value-type="float">
            <text:p>133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4 Ziekenhuizen e.d. 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85" office:value-type="float">
            <text:p>178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35 Sociale instelling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40 Toneel, muziek, zang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45 Bedrijven en beroepen n.e.g. 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61 Onderwijs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05" office:value-type="float">
            <text:p>1305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33" office:value-type="float">
            <text:p>2033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911" office:value-type="float">
            <text:p>4911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1 Hoger onderwijs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office:value="35" table:style-name="TL Data" table:number-columns-repeated="2" office:value-type="float">
            <text:p>3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56" office:value-type="float">
            <text:p>1056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2 Opl. geestelijke stand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87" office:value-type="float">
            <text:p>28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3 Gym. en middelbaar onderwijs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58" office:value-type="float">
            <text:p>1458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47" office:value-type="float">
            <text:p>264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5 Lager en buitengew.lager onderw. 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08 Onderwijzersopleidin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0 Nijverheidsonderwijs v.j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8" office:value-type="float">
            <text:p>25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1 Nijverheidsonderwijs v.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2 Land- en tuinbouwonderwijs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3 Muziek- en Toneelschol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4 Muziekonderwijzers (zelfst.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<text:s text:c="4"/>18 Scholen en cursussen n.e.g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7" office:value-type="float">
            <text:p>367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62 Eredienst</text:p>
          </table:table-cell>
          <table:table-cell/>
          <table:table-cell ns41:value-type="float" table:style-name="TL Data" office:value="2895" office:value-type="float">
            <text:p>289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35" office:value-type="float">
            <text:p>3035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70 Huiselijke dienst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997"/>
        </table:table-row>
        <table:table-row table:style-name="ro2">
          <table:table-cell ns41:value-type="string" table:style-name="TL HRowHeader" office:value-type="string">
            <text:p>Beroep onbekend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997"/>
        </table:table-row>
        <table:table-row table:style-name="ro1">
          <table:table-cell ns41:value-type="string" table:style-name="TL HRowHeader" office:value-type="string">
            <text:p>Algemeen totaal</text:p>
          </table:table-cell>
          <table:table-cell table:style-name="ce62"/>
          <table:table-cell ns41:value-type="float" table:style-name="TL Data" office:value="3311" office:value-type="float">
            <text:p>3311</text:p>
          </table:table-cell>
          <table:table-cell ns41:value-type="float" table:style-name="TL Data" office:value="7166" office:value-type="float">
            <text:p>7166</text:p>
          </table:table-cell>
          <table:table-cell ns41:value-type="float" table:style-name="TL Data" office:value="7253" office:value-type="float">
            <text:p>7253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3714" office:value-type="float">
            <text:p>3714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648" office:value-type="float">
            <text:p>2648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5946" office:value-type="float">
            <text:p>5946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36212" office:value-type="float">
            <text:p>36212</text:p>
          </table:table-cell>
          <table:table-cell table:number-columns-repeated="997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6" table:name="Tabel 15">
        <table:table-column table:style-name="co25" table:default-cell-style-name="ce12"/>
        <table:table-column table:style-name="co16" table:default-cell-style-name="ce12"/>
        <table:table-column table:style-name="co14" table:default-cell-style-name="ce12"/>
        <table:table-column table:style-name="co3" table:default-cell-style-name="Default" table:number-columns-repeated="1021"/>
        <table:table-row table:style-name="ro1">
          <table:table-cell ns41:value-type="string" table:style-name="TL Title" office:value-type="string">
            <text:p>Tabel 15. Academisch gevormden naar studierichting en aantal beroepen (incl. tijd. niet werkenden)</text:p>
          </table:table-cell>
          <table:table-cell table:style-name="TL Title" table:number-columns-repeated="26"/>
          <table:table-cell table:style-name="TL Title"/>
          <table:table-cell table:number-columns-repeated="996"/>
        </table:table-row>
        <table:table-row table:style-name="ro1">
          <table:table-cell table:style-name="ce151" table:number-columns-repeated="27"/>
          <table:table-cell table:style-name="ce130"/>
          <table:table-cell table:number-columns-repeated="996"/>
        </table:table-row>
        <table:table-row table:style-name="ro2">
          <table:table-cell ns41:value-type="string" table:number-rows-spanned="3" table:style-name="TL RowProperty" table:number-columns-spanned="1" office:value-type="string">
            <text:p>Beroep</text:p>
          </table:table-cell>
          <table:table-cell ns41:value-type="string" table:number-rows-spanned="3" table:style-name="TL RowProperty" table:number-columns-spanned="1" office:value-type="string">
            <text:p>Man / Vrouw</text:p>
          </table:table-cell>
          <table:table-cell table:style-name="ce151"/>
          <table:table-cell ns41:value-type="string" table:number-rows-spanned="3" table:style-name="TL ColHeader" table:number-columns-spanned="1" office:value-type="string">
            <text:p>Godgeleerdheid</text:p>
          </table:table-cell>
          <table:table-cell ns41:value-type="string" table:number-rows-spanned="3" table:style-name="TL ColHeader" table:number-columns-spanned="1" office:value-type="string">
            <text:p>Rechtsgeleerdheid</text:p>
          </table:table-cell>
          <table:table-cell ns41:value-type="string" table:number-rows-spanned="3" table:style-name="TL ColHeader" table:number-columns-spanned="1" office:value-type="string">
            <text:p>Geneeskunde</text:p>
          </table:table-cell>
          <table:table-cell ns41:value-type="string" table:number-rows-spanned="3" table:style-name="TL ColHeader" table:number-columns-spanned="1" office:value-type="string">
            <text:p>Tandheelkunde</text:p>
          </table:table-cell>
          <table:table-cell ns41:value-type="string" table:number-rows-spanned="1" table:style-name="TL ColHeader" table:number-columns-spanned="6" office:value-type="string">
            <text:p>Wis- en Natuurkunde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4" office:value-type="string">
            <text:p>Lett. en Wijsbeg.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1" office:value-type="string">
            <text:p>Indologie</text:p>
          </table:table-cell>
          <table:table-cell ns41:value-type="string" table:number-rows-spanned="3" table:style-name="TL ColHeader" table:number-columns-spanned="1" office:value-type="string">
            <text:p>Sociale geograpfie</text:p>
          </table:table-cell>
          <table:table-cell ns41:value-type="string" table:number-rows-spanned="3" table:style-name="TL ColHeader" table:number-columns-spanned="1" office:value-type="string">
            <text:p>Economie</text:p>
          </table:table-cell>
          <table:table-cell ns41:value-type="string" table:number-rows-spanned="3" table:style-name="TL ColHeader" table:number-columns-spanned="1" office:value-type="string">
            <text:p>Veeartsenijkunde</text:p>
          </table:table-cell>
          <table:table-cell ns41:value-type="string" table:number-rows-spanned="1" table:style-name="TL ColHeader" table:number-columns-spanned="5" office:value-type="string">
            <text:p>Techn. Wetenschappen</text:p>
          </table:table-cell>
          <table:covered-table-cell table:style-name="TL ColHeader" table:number-columns-repeated="4"/>
          <table:table-cell ns41:value-type="string" table:number-rows-spanned="3" table:style-name="TL ColHeader" table:number-columns-spanned="1" office:value-type="string">
            <text:p>Landbouwwetensch.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table-cell table:number-columns-repeated="996"/>
        </table:table-row>
        <table:table-row table:style-name="ro2">
          <table:covered-table-cell table:style-name="ce153"/>
          <table:covered-table-cell table:style-name="ce159"/>
          <table:table-cell table:style-name="ce151"/>
          <table:covered-table-cell table:style-name="ce166"/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5" office:value-type="string">
            <text:p>waaronder</text:p>
          </table:table-cell>
          <table:covered-table-cell table:style-name="TL ColHeader" table:number-columns-repeated="4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3" office:value-type="string">
            <text:p>waaronder</text:p>
          </table:table-cell>
          <table:covered-table-cell table:style-name="TL ColHeader" table:number-columns-repeated="2"/>
          <table:covered-table-cell table:style-name="TL ColHeader" table:number-columns-repeated="4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4" office:value-type="string">
            <text:p>waaronder</text:p>
          </table:table-cell>
          <table:covered-table-cell table:style-name="TL ColHeader" table:number-columns-repeated="3"/>
          <table:covered-table-cell table:style-name="ce177"/>
          <table:covered-table-cell table:style-name="ce179"/>
          <table:table-cell table:number-columns-repeated="996"/>
        </table:table-row>
        <table:table-row table:style-name="ro7">
          <table:covered-table-cell table:style-name="ce153"/>
          <table:covered-table-cell table:style-name="ce159"/>
          <table:table-cell table:style-name="ce151"/>
          <table:covered-table-cell table:style-name="ce166"/>
          <table:covered-table-cell table:style-name="TL ColHeader" table:number-columns-repeated="4"/>
          <table:table-cell ns41:value-type="string" table:style-name="TL ColHeader" office:value-type="string">
            <text:p>Wiskunde</text:p>
          </table:table-cell>
          <table:table-cell ns41:value-type="string" table:style-name="TL ColHeader" office:value-type="string">
            <text:p>Natuurkunde</text:p>
          </table:table-cell>
          <table:table-cell ns41:value-type="string" table:style-name="TL ColHeader" office:value-type="string">
            <text:p>Scheikunde</text:p>
          </table:table-cell>
          <table:table-cell ns41:value-type="string" table:style-name="TL ColHeader" office:value-type="string">
            <text:p>Biologie</text:p>
          </table:table-cell>
          <table:table-cell ns41:value-type="string" table:style-name="TL ColHeader" office:value-type="string">
            <text:p>Pharmacie</text:p>
          </table:table-cell>
          <table:covered-table-cell table:style-name="ce28"/>
          <table:table-cell ns41:value-type="string" table:style-name="TL ColHeader" office:value-type="string">
            <text:p>Mod. Talen</text:p>
          </table:table-cell>
          <table:table-cell ns41:value-type="string" table:style-name="TL ColHeader" office:value-type="string">
            <text:p>Oude Talen</text:p>
          </table:table-cell>
          <table:table-cell ns41:value-type="string" table:style-name="TL ColHeader" office:value-type="string">
            <text:p>Gescheidenis</text:p>
          </table:table-cell>
          <table:covered-table-cell table:style-name="TL ColHeader" table:number-columns-repeated="4"/>
          <table:covered-table-cell table:style-name="ce149"/>
          <table:table-cell ns41:value-type="string" table:style-name="TL ColHeader" office:value-type="string">
            <text:p>Civiel</text:p>
          </table:table-cell>
          <table:table-cell ns41:value-type="string" table:style-name="TL ColHeader" office:value-type="string">
            <text:p>Werktuigkunde</text:p>
          </table:table-cell>
          <table:table-cell ns41:value-type="string" table:style-name="TL ColHeader" office:value-type="string">
            <text:p>Electro techn.</text:p>
          </table:table-cell>
          <table:table-cell ns41:value-type="string" table:style-name="TL ColHeader" office:value-type="string">
            <text:p>Scheikunde</text:p>
          </table:table-cell>
          <table:covered-table-cell table:style-name="ce177"/>
          <table:covered-table-cell table:style-name="ce179"/>
          <table:table-cell table:number-columns-repeated="996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60"/>
          <table:table-cell table:style-name="ce16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table:number-columns-repeated="996"/>
        </table:table-row>
        <table:table-row table:style-name="ro1">
          <table:table-cell/>
          <table:table-cell table:style-name="ce161" table:number-columns-repeated="4"/>
          <table:table-cell table:style-name="ce170" table:number-columns-repeated="3"/>
          <table:table-cell table:style-name="ce161"/>
          <table:table-cell table:style-name="ce170" table:number-columns-repeated="9"/>
          <table:table-cell table:style-name="ce161"/>
          <table:table-cell table:style-name="ce170" table:number-columns-repeated="9"/>
          <table:table-cell table:number-columns-repeated="996"/>
        </table:table-row>
        <table:table-row table:style-name="ro2">
          <table:table-cell ns41:value-type="string" table:style-name="TL RowHeader" office:value-type="string">
            <text:p>Accountant</text:p>
          </table:table-cell>
          <table:table-cell ns41:value-type="string" table:style-name="ce162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51" office:value-type="float">
            <text:p>251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ccountant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5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dm personeel (geen overh.pers.)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813" office:value-type="float">
            <text:p>2813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dm personeel (geen overh.pers.)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dviseur (rechtskundig e.d.) 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4" office:value-type="float">
            <text:p>364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dviseur (rechtskundig e.d.) 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22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dvocaat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498" office:value-type="float">
            <text:p>149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dvocaat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office:value="0" table:style-name="TL Data" table:number-columns-repeated="22" office:value-type="float">
            <text:p>0</text:p>
          </table:table-cell>
          <table:table-cell ns41:value-type="float" table:style-name="TL Data" office:value="114" office:value-type="float">
            <text:p>114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mbtenaar (niet elders genoemd)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675" office:value-type="float">
            <text:p>4675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mbtenaar (niet elders genoemd)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6" office:value-type="float">
            <text:p>386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nalyst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nalyst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pothekersassistent 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pothekersassistent 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rchitect 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7" office:value-type="float">
            <text:p>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2" office:value-type="float">
            <text:p>182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rchitect 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7" office:value-type="float">
            <text:p>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rts 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47" office:value-type="float">
            <text:p>704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0" office:value-type="float">
            <text:p>0</text:p>
          </table:table-cell>
          <table:table-cell ns41:value-type="float" table:style-name="TL Data" office:value="7048" office:value-type="float">
            <text:p>704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rts 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5" office:value-type="float">
            <text:p>0</text:p>
          </table:table-cell>
          <table:table-cell ns41:value-type="float" table:style-name="TL Data" office:value="677" office:value-type="float">
            <text:p>677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ssistent bibliotheken en leeszalen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Assistent bibliotheken en leeszalen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Bibliothecaris <text:s/>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Bibliothecaris <text:s/>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Candidaat-notaris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" office:value-type="float">
            <text:p>61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Candidaat-notaris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Expert, taxateur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Expert, taxateur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Geestelijke R.K. Godsdienst 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2" office:value-type="float">
            <text:p>222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Geestelijke R.K. Godsdienst 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Godsdienstonderwijzer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Godsdienstonderwijzer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Handelsreiziger, vertegenw.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1" office:value-type="float">
            <text:p>91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Handelsreiziger, vertegenw.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3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Hoogleraar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838" office:value-type="float">
            <text:p>83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Hoogleraar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Journalist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8" office:value-type="float">
            <text:p>20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Journalist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Kunstschilder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Kunstschilder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Landmeter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Landmeter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Leraar (niet elder genoemd)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016" office:value-type="float">
            <text:p>3016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Leraar (niet elder genoemd)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18" office:value-type="float">
            <text:p>71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Letterkundige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Letterkundige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Lid Hoge Colleges van Staat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9" office:value-type="float">
            <text:p>299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Lid Hoge Colleges van Staat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Militair (beroeps)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8" office:value-type="float">
            <text:p>9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Militair (beroeps)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3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Muziekleraar, - onderwijzer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Muziekleraar, - onderwijzer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Notaris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office:value="0" table:style-name="TL Data" table:number-columns-repeated="22" office:value-type="float">
            <text:p>0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Notaris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3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Onderwijzer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Onderwijzer</text:p>
          </table:table-cell>
          <table:table-cell ns41:value-type="string" table:style-name="ce163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Politiepersoneel</text:p>
          </table:table-cell>
          <table:table-cell ns41:value-type="string" table:style-name="ce163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Politiepersoneel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Predikant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2817" office:value-type="float">
            <text:p>281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825" office:value-type="float">
            <text:p>2825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Predikant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Rechter, ambtenaar O.M.,enz.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866" office:value-type="float">
            <text:p>866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Rechter, ambtenaar O.M.,enz.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2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Sociaal werker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Sociaal werker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Tandarts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office:value="0" table:style-name="TL Data" table:number-columns-repeated="20" office:value-type="float">
            <text:p>0</text:p>
          </table:table-cell>
          <table:table-cell ns41:value-type="float" table:style-name="TL Data" office:value="1365" office:value-type="float">
            <text:p>1365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Tandarts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office:value="0" table:style-name="TL Data" table:number-columns-repeated="20" office:value-type="float">
            <text:p>0</text:p>
          </table:table-cell>
          <table:table-cell ns41:value-type="float" table:style-name="TL Data" office:value="188" office:value-type="float">
            <text:p>18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Tekenaar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Tekenaar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3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Tolk, vertaler 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Tolk, vertaler 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Toneelspeler 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Toneelspeler 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Toonkunstenaar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Toonkunstenaar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Veearts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6" office:value-type="float">
            <text:p>0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598" office:value-type="float">
            <text:p>598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Veearts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6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Verpleger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3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Verpleger</text:p>
          </table:table-cell>
          <table:table-cell ns41:value-type="string" table:style-name="ce164" office:value-type="string">
            <text:p>V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996"/>
        </table:table-row>
        <table:table-row table:style-name="ro2">
          <table:table-cell ns41:value-type="string" table:style-name="TL RowHeader" office:value-type="string">
            <text:p>Verzekeringsagent</text:p>
          </table:table-cell>
          <table:table-cell ns41:value-type="string" table:style-name="ce164" office:value-type="string">
            <text:p>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996"/>
        </table:table-row>
        <table:table-row table:style-name="ro1">
          <table:table-cell ns41:value-type="string" table:style-name="TL RowHeader" office:value-type="string">
            <text:p>Verzekeringsagent</text:p>
          </table:table-cell>
          <table:table-cell ns41:value-type="string" table:style-name="ce165" office:value-type="string">
            <text:p>V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3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6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17" table:name="Tabel 16">
        <table:table-column table:style-name="co23" table:default-cell-style-name="ce12"/>
        <table:table-column table:style-name="co26" table:default-cell-style-name="ce12"/>
        <table:table-column table:style-name="co27" table:default-cell-style-name="ce12" table:number-columns-repeated="16"/>
        <table:table-column table:style-name="co3" table:default-cell-style-name="Default" table:number-columns-repeated="17"/>
        <table:table-column table:style-name="co28" table:default-cell-style-name="ce62" table:number-columns-repeated="2"/>
        <table:table-column table:style-name="co3" table:default-cell-style-name="Default" table:number-columns-repeated="987"/>
        <table:table-row table:style-name="ro1">
          <table:table-cell ns41:value-type="string" table:style-name="TL Title" office:value-type="string">
            <text:p>Tabel 16. Academisch gevormden naar studierichting en overheidsdienst (incl. tijdelijk niet werkenden)</text:p>
          </table:table-cell>
          <table:table-cell table:style-name="TL Title" table:number-columns-repeated="16"/>
          <table:table-cell table:style-name="TL Title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1">
          <table:table-cell table:style-name="ce182"/>
          <table:table-cell table:style-name="ce16" table:number-columns-repeated="17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8">
          <table:table-cell ns41:value-type="string" table:number-rows-spanned="4" table:style-name="TL RowProperty" table:number-columns-spanned="1" office:value-type="string">
            <text:p>Studierichting</text:p>
          </table:table-cell>
          <table:table-cell table:style-name="ce184"/>
          <table:table-cell ns41:value-type="string" table:number-rows-spanned="1" table:style-name="TL ColHeader" table:number-columns-spanned="12" office:value-type="string">
            <text:p>In dienst van</text:p>
          </table:table-cell>
          <table:covered-table-cell table:style-name="TL ColHeader" table:number-columns-repeated="11"/>
          <table:table-cell ns41:value-type="string" table:number-rows-spanned="3" table:style-name="TL ColHeader" table:number-columns-spanned="2" office:value-type="string">
            <text:p>Niet in overheids-dienst</text:p>
          </table:table-cell>
          <table:covered-table-cell table:style-name="ce107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187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9">
          <table:covered-table-cell table:style-name="ce41"/>
          <table:table-cell table:style-name="ce184"/>
          <table:table-cell ns41:value-type="string" table:number-rows-spanned="1" table:style-name="TL ColHeader" table:number-columns-spanned="4" office:value-type="string">
            <text:p>de Staat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de Provincie</text:p>
          </table:table-cell>
          <table:covered-table-cell table:style-name="ce121"/>
          <table:table-cell ns41:value-type="string" table:number-rows-spanned="2" table:style-name="TL ColHeader" table:number-columns-spanned="2" office:value-type="string">
            <text:p>de Gemeente</text:p>
          </table:table-cell>
          <table:covered-table-cell table:style-name="ce121"/>
          <table:table-cell ns41:value-type="string" table:number-rows-spanned="2" table:style-name="TL ColHeader" table:number-columns-spanned="2" office:value-type="string">
            <text:p>waterschap veenschap veenpolder </text:p>
          </table:table-cell>
          <table:covered-table-cell table:style-name="ce121"/>
          <table:table-cell ns41:value-type="string" table:number-rows-spanned="2" table:style-name="TL ColHeader" table:number-columns-spanned="2" office:value-type="string">
            <text:p>publiek rechtelijke bedrijfs-organisatie</text:p>
          </table:table-cell>
          <table:covered-table-cell table:style-name="ce121"/>
          <table:covered-table-cell table:style-name="ce115"/>
          <table:covered-table-cell table:style-name="ce118"/>
          <table:covered-table-cell table:style-name="ce115"/>
          <table:covered-table-cell table:style-name="ce188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2">
          <table:covered-table-cell table:style-name="ce41"/>
          <table:table-cell table:style-name="ce184"/>
          <table:table-cell ns41:value-type="string" table:number-rows-spanned="1" table:style-name="TL ColHeader" table:number-columns-spanned="2" office:value-type="string">
            <text:p>als militair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als burger</text:p>
          </table:table-cell>
          <table:covered-table-cell table:style-name="ce45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19"/>
          <table:covered-table-cell table:style-name="ce116"/>
          <table:covered-table-cell table:style-name="ce189"/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2">
          <table:covered-table-cell table:style-name="ce41"/>
          <table:table-cell table:style-name="ce184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8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table:style-name="ce2" table:number-columns-repeated="17"/>
          <table:table-cell table:style-name="ce58" table:number-columns-repeated="2"/>
          <table:table-cell table:style-name="ce2" table:number-columns-repeated="987"/>
        </table:table-row>
        <table:table-row table:style-name="ro1">
          <table:table-cell table:style-name="ce6"/>
          <table:table-cell/>
          <table:table-cell table:style-name="ce6" table:number-columns-repeated="12"/>
          <table:table-cell table:style-name="ce161" table:number-columns-repeated="4"/>
          <table:table-cell table:number-columns-repeated="1006"/>
        </table:table-row>
        <table:table-row table:style-name="ro2">
          <table:table-cell ns41:value-type="string" table:style-name="TL HRowHeader" office:value-type="string">
            <text:p>Godgeleerheid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81" office:value-type="float">
            <text:p>318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334" office:value-type="float">
            <text:p>3334</text:p>
          </table:table-cell>
          <table:table-cell ns41:value-type="float" table:style-name="TL Data" office:value="80" office:value-type="float">
            <text:p>80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Rechtsgeleerdheid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92" office:value-type="float">
            <text:p>4092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7262" office:value-type="float">
            <text:p>7262</text:p>
          </table:table-cell>
          <table:table-cell ns41:value-type="float" table:style-name="TL Data" office:value="742" office:value-type="float">
            <text:p>742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Geneeskunde</text:p>
          </table:table-cell>
          <table:table-cell/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65" office:value-type="float">
            <text:p>5565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7359" office:value-type="float">
            <text:p>7359</text:p>
          </table:table-cell>
          <table:table-cell ns41:value-type="float" table:style-name="TL Data" office:value="745" office:value-type="float">
            <text:p>745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Tandheelkunde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207" office:value-type="float">
            <text:p>207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Wis- en Natuurkunde, w.o.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72" office:value-type="float">
            <text:p>7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71" office:value-type="float">
            <text:p>2171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3383" office:value-type="float">
            <text:p>3383</text:p>
          </table:table-cell>
          <table:table-cell ns41:value-type="float" table:style-name="TL Data" office:value="637" office:value-type="float">
            <text:p>637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Wiskunde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8" office:value-type="float">
            <text:p>38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Natuurkunde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2" office:value-type="float">
            <text:p>32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Scheikunde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84" office:value-type="float">
            <text:p>84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Biologi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22" office:value-type="float">
            <text:p>122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Pharmacie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351" office:value-type="float">
            <text:p>351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Letteren en Wijsbegeerte, w.o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818" office:value-type="float">
            <text:p>818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Moderne talen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505" office:value-type="float">
            <text:p>505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Oude talen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58" office:value-type="float">
            <text:p>158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Geschiedenis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03" office:value-type="float">
            <text:p>103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Indologi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0" office:value-type="float">
            <text:p>0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Soc. geografi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3" office:value-type="float">
            <text:p>43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Economie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4" office:value-type="float">
            <text:p>191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870" office:value-type="float">
            <text:p>2870</text:p>
          </table:table-cell>
          <table:table-cell ns41:value-type="float" table:style-name="TL Data" office:value="82" office:value-type="float">
            <text:p>82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Veeartsenijkun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6" office:value-type="float">
            <text:p>6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Technische wetenschappen, w.o.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87" office:value-type="float">
            <text:p>458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471" office:value-type="float">
            <text:p>6471</text:p>
          </table:table-cell>
          <table:table-cell ns41:value-type="float" table:style-name="TL Data" office:value="100" office:value-type="float">
            <text:p>100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Civiel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7" office:value-type="float">
            <text:p>17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Werktuigkundig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" office:value-type="float">
            <text:p>8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0" office:value-type="float">
            <text:p>0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Electrotechnisch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5" office:value-type="float">
            <text:p>5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Scheikundig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74" office:value-type="float">
            <text:p>74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2">
          <table:table-cell ns41:value-type="string" table:style-name="TL HRowHeader" office:value-type="string">
            <text:p>Landbouwwetenschappen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1" office:value-type="float">
            <text:p>11</text:p>
          </table:table-cell>
          <table:table-cell/>
          <table:table-cell table:style-name="ce62" table:number-columns-repeated="2"/>
          <table:table-cell table:number-columns-repeated="1003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 table:style-name="ce62"/>
          <table:table-cell ns41:value-type="float" table:style-name="TL Data" office:value="1942" office:value-type="float">
            <text:p>19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869" office:value-type="float">
            <text:p>5869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87" office:value-type="float">
            <text:p>2687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395" office:value-type="float">
            <text:p>25395</text:p>
          </table:table-cell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36554" office:value-type="float">
            <text:p>36554</text:p>
          </table:table-cell>
          <table:table-cell ns41:value-type="float" table:style-name="TL Data" office:value="3471" office:value-type="float">
            <text:p>3471</text:p>
          </table:table-cell>
          <table:table-cell table:style-name="ce62" table:number-columns-repeated="17"/>
          <table:table-cell table:number-columns-repeated="2"/>
          <table:table-cell table:style-name="ce62" table:number-columns-repeated="987"/>
        </table:table-row>
        <table:table-row table:style-name="ro2">
          <table:table-cell table:style-name="ce183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140" style:family="table-cell" style:parent-style-name="Default" style:name="Excel_5f_BuiltIn_5f_Currency" style:display-name="Excel_BuiltIn_Currency">
      <style:table-cell-properties fo:padding="0.071cm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page-layout-name="Mpm3" style:display-name="PageStyle_Tabel 7">
      <style:header style:display="false"/>
      <style:header-left style:display="false"/>
      <style:footer style:display="false"/>
      <style:footer-left style:display="false"/>
    </style:master-page>
    <style:master-page style:name="PageStyle_5f_Tabel_20_8" style:page-layout-name="Mpm3" style:display-name="PageStyle_Tabel 8">
      <style:header style:display="false"/>
      <style:header-left style:display="false"/>
      <style:footer style:display="false"/>
      <style:footer-left style:display="false"/>
    </style:master-page>
    <style:master-page style:name="PageStyle_5f_Tabel_20_9" style:page-layout-name="Mpm3" style:display-name="PageStyle_Tabel 9">
      <style:header style:display="false"/>
      <style:header-left style:display="false"/>
      <style:footer style:display="false"/>
      <style:footer-left style:display="false"/>
    </style:master-page>
    <style:master-page style:name="PageStyle_5f_Tabel_20_10" style:page-layout-name="Mpm4" style:display-name="PageStyle_Tabel 10">
      <style:header style:display="false"/>
      <style:header-left style:display="false"/>
      <style:footer style:display="false"/>
      <style:footer-left style:display="false"/>
    </style:master-page>
    <style:master-page style:name="PageStyle_5f_Tabel_20_11" style:page-layout-name="Mpm3" style:display-name="PageStyle_Tabel 11">
      <style:header style:display="false"/>
      <style:header-left style:display="false"/>
      <style:footer style:display="false"/>
      <style:footer-left style:display="false"/>
    </style:master-page>
    <style:master-page style:name="PageStyle_5f_Tabel_20_12" style:page-layout-name="Mpm3" style:display-name="PageStyle_Tabel 12">
      <style:header style:display="false"/>
      <style:header-left style:display="false"/>
      <style:footer style:display="false"/>
      <style:footer-left style:display="false"/>
    </style:master-page>
    <style:master-page style:name="PageStyle_5f_Tabel_20_13" style:page-layout-name="Mpm3" style:display-name="PageStyle_Tabel 13">
      <style:header style:display="false"/>
      <style:header-left style:display="false"/>
      <style:footer style:display="false"/>
      <style:footer-left style:display="false"/>
    </style:master-page>
    <style:master-page style:name="PageStyle_5f_Tabel_20_13A" style:page-layout-name="Mpm3" style:display-name="PageStyle_Tabel 13A">
      <style:header style:display="false"/>
      <style:header-left style:display="false"/>
      <style:footer style:display="false"/>
      <style:footer-left style:display="false"/>
    </style:master-page>
    <style:master-page style:name="PageStyle_5f_Tabel_20_14" style:page-layout-name="Mpm3" style:display-name="PageStyle_Tabel 14">
      <style:header style:display="false"/>
      <style:header-left style:display="false"/>
      <style:footer style:display="false"/>
      <style:footer-left style:display="false"/>
    </style:master-page>
    <style:master-page style:name="PageStyle_5f_Tabel_20_15" style:page-layout-name="Mpm4" style:display-name="PageStyle_Tabel 15">
      <style:header style:display="false"/>
      <style:header-left style:display="false"/>
      <style:footer style:display="false"/>
      <style:footer-left style:display="false"/>
    </style:master-page>
    <style:master-page style:name="PageStyle_5f_Tabel_20_16" style:page-layout-name="Mpm4" style:display-name="PageStyle_Tabel 1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Mr. David Hardy</meta:initial-creator>
    <meta:creation-date>2004-08-10T09:45:57</meta:creation-date>
    <dc:creator>Helpdesk</dc:creator>
    <dc:date>2004-12-21T11:28:09</dc:date>
    <meta:document-statistic meta:object-count="0" meta:cell-count="17855" meta:table-count="17"/>
    <meta:generator>ODFPY/1.3.0dev</meta:generator>
  </office:meta>
</office:document-meta>
</file>